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7.5in" fo:margin-left="0in" table:align="left" fo:keep-with-next="always"/>
    </style:style>
    <style:style style:name="Table1.A" style:family="table-column">
      <style:table-column-properties style:column-width="0.9375in"/>
    </style:style>
    <style:style style:name="Table1.B" style:family="table-column">
      <style:table-column-properties style:column-width="1.6875in"/>
    </style:style>
    <style:style style:name="Table1.C" style:family="table-column">
      <style:table-column-properties style:column-width="2.625in"/>
    </style:style>
    <style:style style:name="Table1.D" style:family="table-column">
      <style:table-column-properties style:column-width="2.25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fo:keep-with-next="always"/>
    </style:style>
    <style:style style:name="Table2.A" style:family="table-column">
      <style:table-column-properties style:column-width="1.7313in" style:rel-column-width="16384*"/>
    </style:style>
    <style:style style:name="Table2.D" style:family="table-column">
      <style:table-column-properties style:column-width="1.7313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Footnote">
      <style:text-properties officeooo:paragraph-rsid="0021defd"/>
    </style:style>
    <style:style style:name="P2" style:family="paragraph" style:parent-style-name="Footnote">
      <style:text-properties officeooo:paragraph-rsid="0068b6e4"/>
    </style:style>
    <style:style style:name="P3" style:family="paragraph" style:parent-style-name="Footnote">
      <style:text-properties officeooo:paragraph-rsid="00b8a214"/>
    </style:style>
    <style:style style:name="P4" style:family="paragraph" style:parent-style-name="Footnote">
      <style:text-properties officeooo:paragraph-rsid="0103597e"/>
    </style:style>
    <style:style style:name="P5" style:family="paragraph" style:parent-style-name="Standard">
      <style:paragraph-properties fo:line-height="100%" fo:text-align="justify" style:justify-single-word="false"/>
      <style:text-properties style:font-name="Times New Roman" fo:font-size="12pt" fo:language="en" fo:country="US" fo:font-weight="normal" officeooo:rsid="00a8289f" officeooo:paragraph-rsid="00ad164f" style:font-size-asian="10.5pt" style:language-asian="zxx" style:country-asian="none" style:font-weight-asian="normal" style:font-size-complex="12pt" style:language-complex="zxx" style:country-complex="none" style:font-weight-complex="normal"/>
    </style:style>
    <style:style style:name="P6" style:family="paragraph" style:parent-style-name="Standard">
      <style:paragraph-properties fo:line-height="100%" fo:text-align="justify" style:justify-single-word="false"/>
      <style:text-properties style:font-name="Times New Roman" fo:font-size="12pt" fo:language="en" fo:country="US" fo:font-weight="normal" officeooo:rsid="00a45989" officeooo:paragraph-rsid="008827f7" style:font-size-asian="10.5pt" style:language-asian="zxx" style:country-asian="none" style:font-weight-asian="normal" style:font-size-complex="12pt" style:language-complex="zxx" style:country-complex="none" style:font-weight-complex="normal"/>
    </style:style>
    <style:style style:name="P7" style:family="paragraph" style:parent-style-name="Standard">
      <style:paragraph-properties fo:line-height="100%" fo:text-align="justify" style:justify-single-word="false"/>
      <style:text-properties style:font-name="Times New Roman" fo:font-size="12pt" fo:language="en" fo:country="US" fo:font-weight="normal" officeooo:rsid="00848eae" officeooo:paragraph-rsid="00ad81ba" style:font-size-asian="10.5pt" style:language-asian="zxx" style:country-asian="none" style:font-weight-asian="normal" style:font-size-complex="12pt" style:language-complex="zxx" style:country-complex="none" style:font-weight-complex="normal"/>
    </style:style>
    <style:style style:name="P8" style:family="paragraph" style:parent-style-name="Standard">
      <style:paragraph-properties fo:line-height="100%" fo:text-align="justify" style:justify-single-word="false"/>
      <style:text-properties style:font-name="Times New Roman" fo:font-size="12pt" fo:language="en" fo:country="US" fo:font-weight="normal" officeooo:rsid="00848eae" officeooo:paragraph-rsid="00a8289f" style:font-size-asian="10.5pt" style:language-asian="zxx" style:country-asian="none" style:font-weight-asian="normal" style:font-size-complex="12pt" style:language-complex="zxx" style:country-complex="none" style:font-weight-complex="normal"/>
    </style:style>
    <style:style style:name="P9" style:family="paragraph" style:parent-style-name="Standard">
      <style:paragraph-properties fo:line-height="100%" fo:text-align="justify" style:justify-single-word="false"/>
      <style:text-properties style:font-name="Times New Roman" fo:font-size="12pt" fo:language="en" fo:country="US" fo:font-weight="normal" officeooo:rsid="00848eae" officeooo:paragraph-rsid="008827f7" style:font-size-asian="10.5pt" style:language-asian="zxx" style:country-asian="none" style:font-weight-asian="normal" style:font-size-complex="12pt" style:language-complex="zxx" style:country-complex="none" style:font-weight-complex="normal"/>
    </style:style>
    <style:style style:name="P10" style:family="paragraph" style:parent-style-name="Standard">
      <style:paragraph-properties fo:line-height="100%" fo:text-align="justify" style:justify-single-word="false"/>
      <style:text-properties style:font-name="Times New Roman" fo:font-size="12pt" fo:language="en" fo:country="US" fo:font-weight="normal" officeooo:rsid="00ad81ba" officeooo:paragraph-rsid="00ad81ba" style:font-size-asian="10.5pt" style:language-asian="zxx" style:country-asian="none" style:font-weight-asian="normal" style:font-size-complex="12pt" style:language-complex="zxx" style:country-complex="none" style:font-weight-complex="normal"/>
    </style:style>
    <style:style style:name="P11" style:family="paragraph" style:parent-style-name="Standard">
      <style:paragraph-properties fo:line-height="100%" fo:text-align="start" style:justify-single-word="false"/>
      <style:text-properties style:font-name="Times New Roman" fo:font-size="12pt" fo:language="en" fo:country="US" fo:font-weight="normal" officeooo:rsid="00ee4bd9" officeooo:paragraph-rsid="00f82f51" style:font-size-asian="10.5pt" style:language-asian="zxx" style:country-asian="none" style:font-weight-asian="normal" style:font-size-complex="12pt" style:language-complex="zxx" style:country-complex="none" style:font-weight-complex="normal"/>
    </style:style>
    <style:style style:name="P12" style:family="paragraph" style:parent-style-name="Standard">
      <style:paragraph-properties fo:line-height="100%" fo:text-align="justify" style:justify-single-word="false"/>
      <style:text-properties style:font-name="Times New Roman" fo:font-size="12pt" fo:language="en" fo:country="US" fo:font-weight="normal" officeooo:rsid="0108f6b9" officeooo:paragraph-rsid="010982aa" style:font-size-asian="10.5pt" style:language-asian="zxx" style:country-asian="none" style:font-weight-asian="normal" style:font-size-complex="12pt" style:language-complex="zxx" style:country-complex="none" style:font-weight-complex="normal"/>
    </style:style>
    <style:style style:name="P13" style:family="paragraph" style:parent-style-name="Standard">
      <style:paragraph-properties fo:line-height="100%" fo:text-align="justify" style:justify-single-word="false"/>
      <style:text-properties style:font-name="Times New Roman" fo:font-size="12pt" fo:language="en" fo:country="US" fo:font-weight="normal" officeooo:rsid="00beb966" officeooo:paragraph-rsid="00bdce93" style:font-size-asian="10.5pt" style:language-asian="zxx" style:country-asian="none" style:font-weight-asian="normal" style:font-size-complex="12pt" style:language-complex="zxx" style:country-complex="none" style:font-weight-complex="normal"/>
    </style:style>
    <style:style style:name="P14" style:family="paragraph" style:parent-style-name="Standard">
      <style:paragraph-properties fo:line-height="100%" fo:text-align="justify" style:justify-single-word="false"/>
      <style:text-properties style:font-name="Times New Roman" fo:font-size="12pt" fo:language="en" fo:country="US" fo:font-weight="normal" officeooo:rsid="00beb966" officeooo:paragraph-rsid="00c24b65" style:font-size-asian="10.5pt" style:language-asian="zxx" style:country-asian="none" style:font-weight-asian="normal" style:font-size-complex="12pt" style:language-complex="zxx" style:country-complex="none" style:font-weight-complex="normal"/>
    </style:style>
    <style:style style:name="P15" style:family="paragraph" style:parent-style-name="Standard">
      <style:paragraph-properties fo:line-height="100%" fo:text-align="justify" style:justify-single-word="false"/>
      <style:text-properties style:font-name="Times New Roman" fo:font-size="12pt" fo:language="en" fo:country="US" fo:font-weight="normal" officeooo:rsid="00dd17cd" officeooo:paragraph-rsid="00dd17cd" style:font-size-asian="10.5pt" style:language-asian="zxx" style:country-asian="none" style:font-weight-asian="normal" style:font-size-complex="12pt" style:language-complex="zxx" style:country-complex="none" style:font-weight-complex="normal"/>
    </style:style>
    <style:style style:name="P16" style:family="paragraph" style:parent-style-name="Standard">
      <style:paragraph-properties fo:line-height="100%" fo:text-align="justify" style:justify-single-word="false"/>
      <style:text-properties style:font-name="Times New Roman" fo:font-size="12pt" fo:language="en" fo:country="US" fo:font-weight="normal" officeooo:rsid="00e13b24" officeooo:paragraph-rsid="00fb789a" style:font-size-asian="10.5pt" style:language-asian="zxx" style:country-asian="none" style:font-weight-asian="normal" style:font-size-complex="12pt" style:language-complex="zxx" style:country-complex="none" style:font-weight-complex="normal"/>
    </style:style>
    <style:style style:name="P17" style:family="paragraph" style:parent-style-name="Standard">
      <style:paragraph-properties fo:line-height="100%" fo:text-align="justify" style:justify-single-word="false"/>
      <style:text-properties style:font-name="Times New Roman" fo:font-size="12pt" fo:language="en" fo:country="US" fo:font-weight="normal" officeooo:rsid="006f70ea" officeooo:paragraph-rsid="00bdce93" style:font-size-asian="12pt" style:language-asian="zxx" style:country-asian="none" style:font-weight-asian="normal" style:font-size-complex="12pt" style:language-complex="zxx" style:country-complex="none" style:font-weight-complex="normal"/>
    </style:style>
    <style:style style:name="P18" style:family="paragraph" style:parent-style-name="Standard">
      <style:paragraph-properties fo:line-height="100%" fo:text-align="justify" style:justify-single-word="false"/>
      <style:text-properties style:font-name="Times New Roman" fo:font-size="12pt" fo:language="en" fo:country="US" fo:font-weight="normal" officeooo:rsid="006f70ea" officeooo:paragraph-rsid="00b5aaed" style:font-size-asian="12pt" style:language-asian="zxx" style:country-asian="none" style:font-weight-asian="normal" style:font-size-complex="12pt" style:language-complex="zxx" style:country-complex="none" style:font-weight-complex="normal"/>
    </style:style>
    <style:style style:name="P19" style:family="paragraph" style:parent-style-name="Standard">
      <style:paragraph-properties fo:line-height="100%" fo:text-align="justify" style:justify-single-word="false"/>
      <style:text-properties style:font-name="Times New Roman" fo:font-size="12pt" fo:language="en" fo:country="US" fo:font-weight="normal" officeooo:rsid="006f70ea" officeooo:paragraph-rsid="00b181f6" style:font-size-asian="12pt" style:language-asian="zxx" style:country-asian="none" style:font-weight-asian="normal" style:font-size-complex="12pt" style:language-complex="zxx" style:country-complex="none" style:font-weight-complex="normal"/>
    </style:style>
    <style:style style:name="P20" style:family="paragraph" style:parent-style-name="Standard">
      <style:paragraph-properties fo:line-height="100%" fo:text-align="justify" style:justify-single-word="false"/>
      <style:text-properties style:font-name="Times New Roman" fo:font-size="12pt" fo:language="en" fo:country="US" fo:font-weight="normal" officeooo:rsid="006f70ea" officeooo:paragraph-rsid="01216682" style:font-size-asian="12pt" style:language-asian="zxx" style:country-asian="none" style:font-weight-asian="normal" style:font-size-complex="12pt" style:language-complex="zxx" style:country-complex="none" style:font-weight-complex="normal"/>
    </style:style>
    <style:style style:name="P21" style:family="paragraph" style:parent-style-name="Standard">
      <style:paragraph-properties fo:line-height="100%" fo:text-align="justify" style:justify-single-word="false"/>
      <style:text-properties style:font-name="Times New Roman" fo:font-size="12pt" fo:language="en" fo:country="US" fo:font-weight="normal" officeooo:rsid="00b181f6" officeooo:paragraph-rsid="00b181f6" style:font-size-asian="12pt" style:language-asian="zxx" style:country-asian="none" style:font-weight-asian="normal" style:font-size-complex="12pt" style:language-complex="zxx" style:country-complex="none" style:font-weight-complex="normal"/>
    </style:style>
    <style:style style:name="P22" style:family="paragraph" style:parent-style-name="Standard">
      <style:paragraph-properties fo:line-height="100%" fo:text-align="start" style:justify-single-word="false"/>
      <style:text-properties style:font-name="Times New Roman" fo:font-size="12pt" fo:language="en" fo:country="US" fo:font-weight="bold" officeooo:rsid="00e0a345" officeooo:paragraph-rsid="00e0a345" style:font-size-asian="10.5pt" style:language-asian="zxx" style:country-asian="none" style:font-weight-asian="bold" style:font-size-complex="12pt" style:language-complex="zxx" style:country-complex="none" style:font-weight-complex="bold"/>
    </style:style>
    <style:style style:name="P23" style:family="paragraph" style:parent-style-name="Standard">
      <style:paragraph-properties fo:line-height="100%" fo:text-align="justify" style:justify-single-word="false"/>
      <style:text-properties style:font-name="Times New Roman" fo:font-size="15pt" fo:language="en" fo:country="US" fo:font-weight="normal" officeooo:rsid="00e0a345" officeooo:paragraph-rsid="00e0a345" style:font-size-asian="15pt" style:language-asian="zxx" style:country-asian="none" style:font-weight-asian="normal" style:font-size-complex="15pt" style:language-complex="zxx" style:country-complex="none" style:font-weight-complex="normal"/>
    </style:style>
    <style:style style:name="P24" style:family="paragraph" style:parent-style-name="Standard">
      <style:paragraph-properties fo:line-height="100%" fo:text-align="justify" style:justify-single-word="false"/>
      <style:text-properties style:font-name="Times New Roman" fo:font-size="15pt" fo:language="en" fo:country="US" fo:font-weight="normal" officeooo:rsid="00e0a345" officeooo:paragraph-rsid="01065cab" style:font-size-asian="15pt" style:language-asian="zxx" style:country-asian="none" style:font-weight-asian="normal" style:font-size-complex="15pt" style:language-complex="zxx" style:country-complex="none" style:font-weight-complex="normal"/>
    </style:style>
    <style:style style:name="P25" style:family="paragraph" style:parent-style-name="Standard">
      <style:paragraph-properties fo:line-height="100%" fo:text-align="justify" style:justify-single-word="false"/>
      <style:text-properties style:font-name="Times New Roman" fo:font-size="15pt" fo:language="en" fo:country="US" fo:font-weight="normal" officeooo:rsid="00e0a345" officeooo:paragraph-rsid="0108f6b9" style:font-size-asian="15pt" style:language-asian="zxx" style:country-asian="none" style:font-weight-asian="normal" style:font-size-complex="15pt" style:language-complex="zxx" style:country-complex="none" style:font-weight-complex="normal"/>
    </style:style>
    <style:style style:name="P26" style:family="paragraph" style:parent-style-name="Standard">
      <style:paragraph-properties fo:line-height="100%" fo:text-align="justify" style:justify-single-word="false"/>
      <style:text-properties style:font-name="Times New Roman" fo:font-size="15pt" fo:language="en" fo:country="US" fo:font-weight="normal" officeooo:rsid="00e0a345" officeooo:paragraph-rsid="010982aa" style:font-size-asian="15pt" style:language-asian="zxx" style:country-asian="none" style:font-weight-asian="normal" style:font-size-complex="15pt" style:language-complex="zxx" style:country-complex="none" style:font-weight-complex="normal"/>
    </style:style>
    <style:style style:name="P27" style:family="paragraph" style:parent-style-name="Standard">
      <style:paragraph-properties fo:line-height="100%" fo:text-align="justify" style:justify-single-word="false"/>
      <style:text-properties style:font-name="Times New Roman" fo:font-size="15pt" fo:language="en" fo:country="US" fo:font-weight="normal" officeooo:rsid="00e13b24" officeooo:paragraph-rsid="00e83829" style:font-size-asian="15pt" style:language-asian="zxx" style:country-asian="none" style:font-weight-asian="normal" style:font-size-complex="15pt" style:language-complex="zxx" style:country-complex="none" style:font-weight-complex="normal"/>
    </style:style>
    <style:style style:name="P28" style:family="paragraph" style:parent-style-name="Standard">
      <style:paragraph-properties fo:line-height="100%" fo:text-align="justify" style:justify-single-word="false"/>
      <style:text-properties style:font-name="Times New Roman" fo:font-size="15pt" fo:language="en" fo:country="US" fo:font-weight="normal" officeooo:rsid="00e13b24" officeooo:paragraph-rsid="00ee4bd9" style:font-size-asian="15pt" style:language-asian="zxx" style:country-asian="none" style:font-weight-asian="normal" style:font-size-complex="15pt" style:language-complex="zxx" style:country-complex="none" style:font-weight-complex="normal"/>
    </style:style>
    <style:style style:name="P29" style:family="paragraph" style:parent-style-name="Standard">
      <style:paragraph-properties fo:line-height="100%" fo:text-align="start" style:justify-single-word="false"/>
      <style:text-properties style:font-name="Times New Roman" fo:font-size="15pt" fo:language="en" fo:country="US" fo:font-weight="normal" officeooo:rsid="00e13b24" officeooo:paragraph-rsid="00ee4bd9" style:font-size-asian="15pt" style:language-asian="zxx" style:country-asian="none" style:font-weight-asian="normal" style:font-size-complex="15pt" style:language-complex="zxx" style:country-complex="none" style:font-weight-complex="normal"/>
    </style:style>
    <style:style style:name="P30"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10d8e0b" style:font-size-asian="15pt" style:language-asian="zxx" style:country-asian="none" style:font-weight-asian="bold" style:font-size-complex="15pt" style:language-complex="zxx" style:country-complex="none" style:font-weight-complex="bold"/>
    </style:style>
    <style:style style:name="P31"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111c430" style:font-size-asian="15pt" style:language-asian="zxx" style:country-asian="none" style:font-weight-asian="bold" style:font-size-complex="15pt" style:language-complex="zxx" style:country-complex="none" style:font-weight-complex="bold"/>
    </style:style>
    <style:style style:name="P32"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11b96a3" style:font-size-asian="15pt" style:language-asian="zxx" style:country-asian="none" style:font-weight-asian="bold" style:font-size-complex="15pt" style:language-complex="zxx" style:country-complex="none" style:font-weight-complex="bold"/>
    </style:style>
    <style:style style:name="P33"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dd17cd" style:font-size-asian="15pt" style:language-asian="zxx" style:country-asian="none" style:font-weight-asian="bold" style:font-size-complex="15pt" style:language-complex="zxx" style:country-complex="none" style:font-weight-complex="bold"/>
    </style:style>
    <style:style style:name="P34"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da27cf" style:font-size-asian="15pt" style:language-asian="zxx" style:country-asian="none" style:font-weight-asian="bold" style:font-size-complex="15pt" style:language-complex="zxx" style:country-complex="none" style:font-weight-complex="bold"/>
    </style:style>
    <style:style style:name="P35"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c8695c" style:font-size-asian="15pt" style:language-asian="zxx" style:country-asian="none" style:font-weight-asian="bold" style:font-size-complex="15pt" style:language-complex="zxx" style:country-complex="none" style:font-weight-complex="bold"/>
    </style:style>
    <style:style style:name="P36"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7aef0d" style:font-size-asian="15pt" style:language-asian="zxx" style:country-asian="none" style:font-weight-asian="bold" style:font-size-complex="15pt" style:language-complex="zxx" style:country-complex="none" style:font-weight-complex="bold"/>
    </style:style>
    <style:style style:name="P37"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78453e" style:font-size-asian="15pt" style:language-asian="zxx" style:country-asian="none" style:font-weight-asian="bold" style:font-size-complex="15pt" style:language-complex="zxx" style:country-complex="none" style:font-weight-complex="bold"/>
    </style:style>
    <style:style style:name="P38"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71e336" style:font-size-asian="15pt" style:language-asian="zxx" style:country-asian="none" style:font-weight-asian="bold" style:font-size-complex="15pt" style:language-complex="zxx" style:country-complex="none" style:font-weight-complex="bold"/>
    </style:style>
    <style:style style:name="P39" style:family="paragraph" style:parent-style-name="Standard">
      <style:paragraph-properties fo:line-height="100%" fo:text-align="center" style:justify-single-word="false"/>
      <style:text-properties style:font-name="Times New Roman" fo:font-size="15pt" fo:language="en" fo:country="US" fo:font-weight="bold" officeooo:rsid="006f70ea" officeooo:paragraph-rsid="00c24b65" style:font-size-asian="15pt" style:language-asian="zxx" style:country-asian="none" style:font-weight-asian="bold" style:font-size-complex="15pt" style:language-complex="zxx" style:country-complex="none" style:font-weight-complex="bold"/>
    </style:style>
    <style:style style:name="P40" style:family="paragraph" style:parent-style-name="Standard">
      <style:paragraph-properties fo:line-height="100%" fo:text-align="center" style:justify-single-word="false"/>
      <style:text-properties style:font-name="Times New Roman" fo:font-size="15pt" fo:language="en" fo:country="US" fo:font-weight="bold" officeooo:rsid="006f70ea" officeooo:paragraph-rsid="006f70ea" style:font-size-asian="15pt" style:language-asian="zxx" style:country-asian="none" style:font-weight-asian="bold" style:font-size-complex="15pt" style:language-complex="zxx" style:country-complex="none" style:font-weight-complex="bold"/>
    </style:style>
    <style:style style:name="P41" style:family="paragraph" style:parent-style-name="Standard">
      <style:paragraph-properties fo:line-height="100%" fo:text-align="justify" style:justify-single-word="false"/>
      <style:text-properties style:font-name="Times New Roman" fo:font-size="15pt" fo:language="en" fo:country="US" fo:font-weight="bold" officeooo:rsid="00848eae" officeooo:paragraph-rsid="00a680ef" style:font-size-asian="15pt" style:language-asian="zxx" style:country-asian="none" style:font-weight-asian="bold" style:font-size-complex="15pt" style:language-complex="zxx" style:country-complex="none" style:font-weight-complex="bold"/>
    </style:style>
    <style:style style:name="P42" style:family="paragraph" style:parent-style-name="Standard">
      <style:paragraph-properties fo:line-height="100%" fo:text-align="justify" style:justify-single-word="false"/>
      <style:text-properties style:font-name="Times New Roman" fo:font-size="15pt" fo:language="en" fo:country="US" fo:font-weight="bold" officeooo:rsid="00848eae" officeooo:paragraph-rsid="008827f7" style:font-size-asian="15pt" style:language-asian="zxx" style:country-asian="none" style:font-weight-asian="bold" style:font-size-complex="15pt" style:language-complex="zxx" style:country-complex="none" style:font-weight-complex="bold"/>
    </style:style>
    <style:style style:name="P43" style:family="paragraph" style:parent-style-name="Standard">
      <style:paragraph-properties fo:line-height="100%" fo:text-align="justify" style:justify-single-word="false"/>
      <style:text-properties style:font-name="Times New Roman" fo:font-size="15pt" fo:language="en" fo:country="US" fo:font-weight="bold" officeooo:rsid="00848eae" officeooo:paragraph-rsid="00a0903e" style:font-size-asian="15pt" style:language-asian="zxx" style:country-asian="none" style:font-weight-asian="bold" style:font-size-complex="15pt" style:language-complex="zxx" style:country-complex="none" style:font-weight-complex="bold"/>
    </style:style>
    <style:style style:name="P44" style:family="paragraph" style:parent-style-name="Standard">
      <style:paragraph-properties fo:line-height="100%" fo:text-align="justify" style:justify-single-word="false"/>
      <style:text-properties style:font-name="Times New Roman" fo:font-size="15pt" fo:language="en" fo:country="US" fo:font-weight="bold" officeooo:rsid="00848eae" officeooo:paragraph-rsid="0098897d" style:font-size-asian="15pt" style:language-asian="zxx" style:country-asian="none" style:font-weight-asian="bold" style:font-size-complex="15pt" style:language-complex="zxx" style:country-complex="none" style:font-weight-complex="bold"/>
    </style:style>
    <style:style style:name="P45" style:family="paragraph" style:parent-style-name="Standard">
      <style:paragraph-properties fo:line-height="100%" fo:text-align="justify" style:justify-single-word="false"/>
      <style:text-properties style:font-name="Times New Roman" fo:font-size="15pt" fo:language="en" fo:country="US" fo:font-weight="bold" officeooo:rsid="00848eae" officeooo:paragraph-rsid="008737e3" style:font-size-asian="15pt" style:language-asian="zxx" style:country-asian="none" style:font-weight-asian="bold" style:font-size-complex="15pt" style:language-complex="zxx" style:country-complex="none" style:font-weight-complex="bold"/>
    </style:style>
    <style:style style:name="P46" style:family="paragraph" style:parent-style-name="Standard">
      <style:paragraph-properties fo:line-height="100%" fo:text-align="center" style:justify-single-word="false"/>
      <style:text-properties style:font-name="Times New Roman" fo:font-size="15pt" fo:language="en" fo:country="US" fo:font-weight="bold" officeooo:rsid="00e74732" officeooo:paragraph-rsid="006f70ea" style:font-size-asian="15pt" style:language-asian="zxx" style:country-asian="none" style:font-weight-asian="bold" style:font-size-complex="15pt" style:language-complex="zxx" style:country-complex="none" style:font-weight-complex="bold"/>
    </style:style>
    <style:style style:name="P47" style:family="paragraph" style:parent-style-name="Standard">
      <style:paragraph-properties fo:line-height="100%" fo:text-align="center" style:justify-single-word="false"/>
      <style:text-properties style:font-name="Times New Roman" fo:font-size="15pt" fo:language="en" fo:country="US" fo:font-weight="bold" officeooo:rsid="00e13b24" officeooo:paragraph-rsid="00e13b24" style:font-size-asian="15pt" style:language-asian="zxx" style:country-asian="none" style:font-weight-asian="bold" style:font-size-complex="15pt" style:language-complex="zxx" style:country-complex="none" style:font-weight-complex="bold"/>
    </style:style>
    <style:style style:name="P48" style:family="paragraph" style:parent-style-name="Standard">
      <style:paragraph-properties fo:line-height="100%" fo:text-align="center" style:justify-single-word="false"/>
      <style:text-properties style:font-name="Times New Roman" fo:font-size="15pt" fo:language="en" fo:country="US" fo:font-weight="bold" officeooo:rsid="00e0a345" officeooo:paragraph-rsid="00e0a345" style:font-size-asian="15pt" style:language-asian="zxx" style:country-asian="none" style:font-weight-asian="bold" style:font-size-complex="15pt" style:language-complex="zxx" style:country-complex="none" style:font-weight-complex="bold"/>
    </style:style>
    <style:style style:name="P49" style:family="paragraph" style:parent-style-name="Standard">
      <style:paragraph-properties fo:line-height="100%" fo:text-align="center" style:justify-single-word="false"/>
      <style:text-properties style:font-name="Times New Roman" fo:font-size="15pt" fo:language="en" fo:country="US" fo:font-weight="bold" officeooo:rsid="012448a6" officeooo:paragraph-rsid="012448a6" style:font-size-asian="15pt" style:language-asian="zxx" style:country-asian="none" style:font-weight-asian="bold" style:font-size-complex="15pt" style:language-complex="zxx" style:country-complex="none" style:font-weight-complex="bold"/>
    </style:style>
    <style:style style:name="P50" style:family="paragraph" style:parent-style-name="Standard">
      <style:paragraph-properties fo:line-height="100%" fo:text-align="justify" style:justify-single-word="false"/>
      <style:text-properties style:font-name="Times New Roman" fo:font-size="15pt" fo:language="en" fo:country="US" fo:font-weight="bold" officeooo:rsid="012448a6" officeooo:paragraph-rsid="01255524" style:font-size-asian="15pt" style:language-asian="zxx" style:country-asian="none" style:font-weight-asian="bold" style:font-size-complex="15pt" style:language-complex="zxx" style:country-complex="none" style:font-weight-complex="bold"/>
    </style:style>
    <style:style style:name="P51" style:family="paragraph" style:parent-style-name="Standard">
      <style:paragraph-properties fo:line-height="100%" fo:text-align="justify" style:justify-single-word="false"/>
      <style:text-properties style:font-name="Times New Roman" fo:font-size="15pt" fo:language="en" fo:country="US" fo:font-weight="bold" officeooo:rsid="012448a6" officeooo:paragraph-rsid="0127fb70" style:font-size-asian="15pt" style:language-asian="zxx" style:country-asian="none" style:font-weight-asian="bold" style:font-size-complex="15pt" style:language-complex="zxx" style:country-complex="none" style:font-weight-complex="bold"/>
    </style:style>
    <style:style style:name="P52" style:family="paragraph" style:parent-style-name="Standard">
      <style:paragraph-properties fo:line-height="100%" fo:text-align="justify" style:justify-single-word="false"/>
      <style:text-properties style:font-name="Times New Roman" fo:font-size="15pt" fo:language="en" fo:country="US" fo:font-weight="bold" officeooo:rsid="012448a6" officeooo:paragraph-rsid="01304048" style:font-size-asian="15pt" style:language-asian="zxx" style:country-asian="none" style:font-weight-asian="bold" style:font-size-complex="15pt" style:language-complex="zxx" style:country-complex="none" style:font-weight-complex="bold"/>
    </style:style>
    <style:style style:name="P53" style:family="paragraph" style:parent-style-name="Standard">
      <style:paragraph-properties fo:line-height="100%" fo:text-align="justify" style:justify-single-word="false"/>
      <style:text-properties style:font-name="Times New Roman" fo:language="en" fo:country="US" officeooo:rsid="0010300d" officeooo:paragraph-rsid="0010300d" style:language-asian="zxx" style:country-asian="none" style:language-complex="zxx" style:country-complex="none"/>
    </style:style>
    <style:style style:name="P54" style:family="paragraph" style:parent-style-name="Standard">
      <style:paragraph-properties fo:line-height="100%" fo:text-align="justify" style:justify-single-word="false"/>
      <style:text-properties style:font-name="Times New Roman" fo:language="en" fo:country="US" officeooo:rsid="000f685b" officeooo:paragraph-rsid="00126301" style:language-asian="zxx" style:country-asian="none" style:language-complex="zxx" style:country-complex="none"/>
    </style:style>
    <style:style style:name="P55" style:family="paragraph" style:parent-style-name="Standard">
      <style:paragraph-properties fo:line-height="100%" fo:text-align="justify" style:justify-single-word="false"/>
      <style:text-properties style:font-name="Times New Roman" fo:language="en" fo:country="US" officeooo:rsid="000f685b" officeooo:paragraph-rsid="000f685b" style:language-asian="zxx" style:country-asian="none" style:language-complex="zxx" style:country-complex="none"/>
    </style:style>
    <style:style style:name="P56" style:family="paragraph" style:parent-style-name="Standard">
      <style:paragraph-properties fo:line-height="100%" fo:text-align="justify" style:justify-single-word="false"/>
      <style:text-properties style:font-name="Times New Roman" fo:language="en" fo:country="US" officeooo:rsid="003e99be" officeooo:paragraph-rsid="0066c4f7" style:language-asian="zxx" style:country-asian="none" style:language-complex="zxx" style:country-complex="none"/>
    </style:style>
    <style:style style:name="P57" style:family="paragraph" style:parent-style-name="Standard">
      <style:paragraph-properties fo:line-height="100%" fo:text-align="justify" style:justify-single-word="false"/>
      <style:text-properties style:font-name="Times New Roman" fo:language="en" fo:country="US" officeooo:rsid="003e99be" officeooo:paragraph-rsid="006da6b1" style:language-asian="zxx" style:country-asian="none" style:language-complex="zxx" style:country-complex="none"/>
    </style:style>
    <style:style style:name="P58" style:family="paragraph" style:parent-style-name="Standard">
      <style:paragraph-properties fo:line-height="100%" fo:text-align="justify" style:justify-single-word="false"/>
      <style:text-properties style:font-name="Times New Roman" fo:language="en" fo:country="US" officeooo:rsid="003e99be" officeooo:paragraph-rsid="00ef9085" style:language-asian="zxx" style:country-asian="none" style:language-complex="zxx" style:country-complex="none"/>
    </style:style>
    <style:style style:name="P59" style:family="paragraph" style:parent-style-name="Standard">
      <style:paragraph-properties fo:line-height="100%" fo:text-align="justify" style:justify-single-word="false"/>
      <style:text-properties style:font-name="Times New Roman" fo:language="en" fo:country="US" officeooo:rsid="003e99be" officeooo:paragraph-rsid="0064ae05" style:language-asian="zxx" style:country-asian="none" style:language-complex="zxx" style:country-complex="none"/>
    </style:style>
    <style:style style:name="P60" style:family="paragraph" style:parent-style-name="Standard">
      <style:paragraph-properties fo:line-height="100%" fo:text-align="justify" style:justify-single-word="false"/>
      <style:text-properties style:font-name="Times New Roman" fo:language="en" fo:country="US" officeooo:rsid="003e99be" officeooo:paragraph-rsid="0052bed8" style:language-asian="zxx" style:country-asian="none" style:language-complex="zxx" style:country-complex="none"/>
    </style:style>
    <style:style style:name="P61" style:family="paragraph" style:parent-style-name="Standard">
      <style:paragraph-properties fo:line-height="100%" fo:text-align="justify" style:justify-single-word="false"/>
      <style:text-properties style:font-name="Times New Roman" fo:language="en" fo:country="US" officeooo:rsid="003e99be" officeooo:paragraph-rsid="0057197e" style:language-asian="zxx" style:country-asian="none" style:language-complex="zxx" style:country-complex="none"/>
    </style:style>
    <style:style style:name="P62" style:family="paragraph" style:parent-style-name="Standard">
      <style:paragraph-properties fo:line-height="100%" fo:text-align="justify" style:justify-single-word="false"/>
      <style:text-properties style:font-name="Times New Roman" fo:language="en" fo:country="US" officeooo:rsid="003e99be" officeooo:paragraph-rsid="005e7870" style:language-asian="zxx" style:country-asian="none" style:language-complex="zxx" style:country-complex="none"/>
    </style:style>
    <style:style style:name="P63" style:family="paragraph" style:parent-style-name="Standard">
      <style:paragraph-properties fo:line-height="100%" fo:text-align="justify" style:justify-single-word="false"/>
      <style:text-properties style:font-name="Times New Roman" fo:language="en" fo:country="US" officeooo:rsid="003e99be" officeooo:paragraph-rsid="003e99be" style:language-asian="zxx" style:country-asian="none" style:language-complex="zxx" style:country-complex="none"/>
    </style:style>
    <style:style style:name="P64" style:family="paragraph" style:parent-style-name="Standard">
      <style:paragraph-properties fo:line-height="100%" fo:text-align="justify" style:justify-single-word="false"/>
      <style:text-properties style:font-name="Times New Roman" fo:language="en" fo:country="US" officeooo:rsid="00633d29" officeooo:paragraph-rsid="006da6b1" style:language-asian="zxx" style:country-asian="none" style:language-complex="zxx" style:country-complex="none"/>
    </style:style>
    <style:style style:name="P65" style:family="paragraph" style:parent-style-name="Standard">
      <style:paragraph-properties fo:line-height="100%" fo:text-align="justify" style:justify-single-word="false"/>
      <style:text-properties style:font-name="Times New Roman" fo:language="en" fo:country="US" officeooo:rsid="00490be7" officeooo:paragraph-rsid="00490be7" style:language-asian="zxx" style:country-asian="none" style:language-complex="zxx" style:country-complex="none"/>
    </style:style>
    <style:style style:name="P66" style:family="paragraph" style:parent-style-name="Standard">
      <style:paragraph-properties fo:line-height="100%" fo:text-align="justify" style:justify-single-word="false"/>
      <style:text-properties style:font-name="Times New Roman" fo:language="en" fo:country="US" officeooo:paragraph-rsid="003f95d3" style:language-asian="zxx" style:country-asian="none" style:language-complex="zxx" style:country-complex="none"/>
    </style:style>
    <style:style style:name="P67" style:family="paragraph" style:parent-style-name="Standard">
      <style:paragraph-properties fo:line-height="100%" fo:text-align="justify" style:justify-single-word="false"/>
      <style:text-properties style:font-name="Times New Roman" fo:language="en" fo:country="US" officeooo:paragraph-rsid="003549e1" style:language-asian="zxx" style:country-asian="none" style:language-complex="zxx" style:country-complex="none"/>
    </style:style>
    <style:style style:name="P68" style:family="paragraph" style:parent-style-name="Standard">
      <style:paragraph-properties fo:line-height="100%" fo:text-align="justify" style:justify-single-word="false"/>
      <style:text-properties style:font-name="Times New Roman" fo:language="en" fo:country="US" officeooo:paragraph-rsid="0019bea0" style:language-asian="zxx" style:country-asian="none" style:language-complex="zxx" style:country-complex="none"/>
    </style:style>
    <style:style style:name="P69" style:family="paragraph" style:parent-style-name="Standard">
      <style:paragraph-properties fo:line-height="100%" fo:text-align="justify" style:justify-single-word="false"/>
      <style:text-properties style:font-name="Times New Roman" fo:language="en" fo:country="US" fo:font-weight="bold" officeooo:rsid="00633d29" officeooo:paragraph-rsid="00633d29" style:language-asian="zxx" style:country-asian="none" style:font-weight-asian="bold" style:language-complex="zxx" style:country-complex="none" style:font-weight-complex="bold"/>
    </style:style>
    <style:style style:name="P70" style:family="paragraph" style:parent-style-name="Standard">
      <style:paragraph-properties fo:line-height="100%" fo:text-align="justify" style:justify-single-word="false"/>
      <style:text-properties style:font-name="Times New Roman" fo:language="en" fo:country="US" fo:font-weight="bold" officeooo:rsid="004db544" officeooo:paragraph-rsid="004db544" style:language-asian="zxx" style:country-asian="none" style:font-weight-asian="bold" style:language-complex="zxx" style:country-complex="none" style:font-weight-complex="bold"/>
    </style:style>
    <style:style style:name="P71" style:family="paragraph" style:parent-style-name="Standard">
      <style:paragraph-properties fo:line-height="100%" fo:text-align="center" style:justify-single-word="false"/>
      <style:text-properties style:font-name="Times New Roman" fo:language="en" fo:country="US" fo:font-weight="bold" officeooo:rsid="010d8e0b" officeooo:paragraph-rsid="010d8e0b" style:language-asian="zxx" style:country-asian="none" style:font-weight-asian="bold" style:language-complex="zxx" style:country-complex="none" style:font-weight-complex="bold"/>
    </style:style>
    <style:style style:name="P72" style:family="paragraph" style:parent-style-name="Standard">
      <style:paragraph-properties fo:line-height="100%" fo:text-align="justify" style:justify-single-word="false"/>
      <style:text-properties fo:language="en" fo:country="US" officeooo:paragraph-rsid="00d0f636" style:language-asian="zxx" style:country-asian="none" style:language-complex="zxx" style:country-complex="none"/>
    </style:style>
    <style:style style:name="P73" style:family="paragraph" style:parent-style-name="Standard">
      <style:paragraph-properties fo:line-height="100%" fo:text-align="justify" style:justify-single-word="false"/>
      <style:text-properties fo:language="en" fo:country="US" officeooo:paragraph-rsid="00d71ccb" style:language-asian="zxx" style:country-asian="none" style:language-complex="zxx" style:country-complex="none"/>
    </style:style>
    <style:style style:name="P74" style:family="paragraph" style:parent-style-name="Standard">
      <style:paragraph-properties fo:line-height="100%" fo:text-align="center" style:justify-single-word="false" fo:break-before="page"/>
      <style:text-properties style:font-name="Times New Roman" fo:language="en" fo:country="US" officeooo:rsid="0010300d" officeooo:paragraph-rsid="011443b9" style:language-asian="zxx" style:country-asian="none" style:language-complex="zxx" style:country-complex="none"/>
    </style:style>
    <style:style style:name="P75" style:family="paragraph" style:parent-style-name="Standard">
      <style:paragraph-properties fo:line-height="100%" fo:text-align="center" style:justify-single-word="false" fo:break-before="page"/>
      <style:text-properties style:font-name="Times New Roman" fo:language="en" fo:country="US" fo:font-weight="bold" officeooo:rsid="011443b9" officeooo:paragraph-rsid="011443b9" style:language-asian="zxx" style:country-asian="none" style:font-weight-asian="bold" style:language-complex="zxx" style:country-complex="none" style:font-weight-complex="bold"/>
    </style:style>
    <style:style style:name="P76" style:family="paragraph" style:parent-style-name="Standard">
      <style:paragraph-properties fo:line-height="100%" fo:text-align="center" style:justify-single-word="false" fo:break-before="page"/>
      <style:text-properties style:font-name="Times New Roman" fo:language="en" fo:country="US" fo:font-weight="bold" officeooo:rsid="010d8e0b" officeooo:paragraph-rsid="010d8e0b" style:language-asian="zxx" style:country-asian="none" style:font-weight-asian="bold" style:language-complex="zxx" style:country-complex="none" style:font-weight-complex="bold"/>
    </style:style>
    <style:style style:name="P77" style:family="paragraph" style:parent-style-name="Table">
      <style:paragraph-properties fo:line-height="100%" fo:text-align="justify" style:justify-single-word="false"/>
      <style:text-properties style:font-name="Times New Roman" fo:font-size="15pt" fo:language="en" fo:country="US" fo:font-weight="normal" officeooo:rsid="00e13b24" officeooo:paragraph-rsid="00f82f51" style:font-size-asian="15pt" style:language-asian="zxx" style:country-asian="none" style:font-weight-asian="normal" style:font-size-complex="15pt" style:language-complex="zxx" style:country-complex="none" style:font-weight-complex="normal"/>
    </style:style>
    <style:style style:name="P78" style:family="paragraph" style:parent-style-name="Table">
      <style:text-properties fo:language="en" fo:country="US" style:language-asian="zxx" style:country-asian="none" style:language-complex="zxx" style:country-complex="none"/>
    </style:style>
    <style:style style:name="P79" style:family="paragraph" style:parent-style-name="Table_20_Contents">
      <style:paragraph-properties fo:text-align="justify" style:justify-single-word="false"/>
      <style:text-properties style:font-name="Times New Roman" fo:font-size="15pt" fo:language="en" fo:country="US" officeooo:rsid="00a4db4b" officeooo:paragraph-rsid="00a4db4b" style:font-size-asian="15pt" style:language-asian="zxx" style:country-asian="none" style:font-size-complex="15pt" style:language-complex="zxx" style:country-complex="none"/>
    </style:style>
    <style:style style:name="P80" style:family="paragraph" style:parent-style-name="Table_20_Contents">
      <style:paragraph-properties fo:text-align="start" style:justify-single-word="false"/>
      <style:text-properties style:font-name="Times New Roman" fo:font-size="15pt" fo:language="en" fo:country="US" officeooo:rsid="00f4077b" officeooo:paragraph-rsid="00f82f51" style:font-size-asian="15pt" style:language-asian="zxx" style:country-asian="none" style:font-size-complex="15pt" style:language-complex="zxx" style:country-complex="none"/>
    </style:style>
    <style:style style:name="P81" style:family="paragraph" style:parent-style-name="Table_20_Contents">
      <style:paragraph-properties fo:text-align="start" style:justify-single-word="false"/>
      <style:text-properties style:font-name="Times New Roman" fo:font-size="15pt" fo:language="en" fo:country="US" officeooo:rsid="00f82f51" officeooo:paragraph-rsid="00f82f51" style:font-size-asian="15pt" style:language-asian="zxx" style:country-asian="none" style:font-size-complex="15pt" style:language-complex="zxx" style:country-complex="none"/>
    </style:style>
    <style:style style:name="P82" style:family="paragraph" style:parent-style-name="Table_20_Contents">
      <style:paragraph-properties fo:text-align="start" style:justify-single-word="false"/>
      <style:text-properties style:font-name="Times New Roman" fo:font-size="15pt" fo:language="en" fo:country="US" officeooo:rsid="00f9f50e" officeooo:paragraph-rsid="00f9f50e" style:font-size-asian="15pt" style:language-asian="zxx" style:country-asian="none" style:font-size-complex="15pt" style:language-complex="zxx" style:country-complex="none"/>
    </style:style>
    <style:style style:name="P83" style:family="paragraph" style:parent-style-name="Standard" style:list-style-name="L1">
      <style:paragraph-properties fo:line-height="100%" fo:text-align="justify" style:justify-single-word="false"/>
      <style:text-properties style:font-name="Times New Roman" fo:font-size="12pt" fo:language="en" fo:country="US" fo:font-weight="normal" officeooo:rsid="00a8289f" officeooo:paragraph-rsid="00a8289f" style:font-size-asian="10.5pt" style:language-asian="zxx" style:country-asian="none" style:font-weight-asian="normal" style:font-size-complex="12pt" style:language-complex="zxx" style:country-complex="none" style:font-weight-complex="normal"/>
    </style:style>
    <style:style style:name="P84" style:family="paragraph" style:parent-style-name="Standard" style:list-style-name="L1">
      <style:paragraph-properties fo:line-height="100%" fo:text-align="justify" style:justify-single-word="false"/>
      <style:text-properties style:font-name="Times New Roman" fo:font-size="12pt" fo:language="en" fo:country="US" fo:font-weight="normal" officeooo:rsid="00aaad36" officeooo:paragraph-rsid="00aaad36" style:font-size-asian="10.5pt" style:language-asian="zxx" style:country-asian="none" style:font-weight-asian="normal" style:font-size-complex="12pt" style:language-complex="zxx" style:country-complex="none" style:font-weight-complex="normal"/>
    </style:style>
    <style:style style:name="P85" style:family="paragraph" style:parent-style-name="Standard">
      <style:paragraph-properties fo:line-height="100%" fo:text-align="justify" style:justify-single-word="false"/>
      <style:text-properties style:font-name="Times New Roman" fo:font-size="12pt" fo:language="en" fo:country="US" fo:font-weight="normal" officeooo:rsid="01303517" officeooo:paragraph-rsid="010982aa" style:font-size-asian="10.5pt" style:language-asian="zxx" style:country-asian="none" style:font-weight-asian="normal" style:font-size-complex="12pt" style:language-complex="zxx" style:country-complex="none" style:font-weight-complex="normal"/>
    </style:style>
    <style:style style:name="P86" style:family="paragraph" style:parent-style-name="Standard">
      <style:paragraph-properties fo:line-height="100%" fo:text-align="justify" style:justify-single-word="false"/>
      <style:text-properties style:font-name="Times New Roman" fo:font-size="12pt" fo:language="en" fo:country="US" fo:font-weight="normal" officeooo:rsid="01304048" officeooo:paragraph-rsid="01304048" style:font-size-asian="10.5pt" style:language-asian="zxx" style:country-asian="none" style:font-weight-asian="normal" style:font-size-complex="12pt" style:language-complex="zxx" style:country-complex="none" style:font-weight-complex="normal"/>
    </style:style>
    <style:style style:name="P87" style:family="paragraph" style:parent-style-name="Standard">
      <style:paragraph-properties fo:line-height="100%" fo:text-align="justify" style:justify-single-word="false"/>
      <style:text-properties style:font-name="Times New Roman" fo:language="en" fo:country="US" officeooo:paragraph-rsid="0133c1b6" style:language-asian="zxx" style:country-asian="none" style:language-complex="zxx" style:country-complex="none"/>
    </style:style>
    <style:style style:name="T1" style:family="text">
      <style:text-properties officeooo:rsid="0010f198"/>
    </style:style>
    <style:style style:name="T2" style:family="text">
      <style:text-properties officeooo:rsid="001baff3"/>
    </style:style>
    <style:style style:name="T3" style:family="text">
      <style:text-properties fo:font-weight="bold" style:font-weight-asian="bold" style:font-weight-complex="bold"/>
    </style:style>
    <style:style style:name="T4" style:family="text">
      <style:text-properties fo:font-weight="bold" officeooo:rsid="0050894e" style:font-weight-asian="bold" style:font-weight-complex="bold"/>
    </style:style>
    <style:style style:name="T5" style:family="text">
      <style:text-properties officeooo:rsid="0055ca67"/>
    </style:style>
    <style:style style:name="T6" style:family="text">
      <style:text-properties officeooo:rsid="0057197e"/>
    </style:style>
    <style:style style:name="T7" style:family="text">
      <style:text-properties fo:font-size="15pt" fo:font-weight="bold" officeooo:rsid="005f79a6" style:font-size-asian="15pt" style:font-weight-asian="bold" style:font-size-complex="15pt" style:font-weight-complex="bold"/>
    </style:style>
    <style:style style:name="T8" style:family="text">
      <style:text-properties officeooo:rsid="00633d29"/>
    </style:style>
    <style:style style:name="T9" style:family="text">
      <style:text-properties officeooo:rsid="0067e04d"/>
    </style:style>
    <style:style style:name="T10" style:family="text">
      <style:text-properties fo:font-variant="normal" fo:text-transform="none" fo:color="#222222" fo:font-size="12pt" fo:letter-spacing="normal" fo:font-style="normal"/>
    </style:style>
    <style:style style:name="T11" style:family="text">
      <style:text-properties fo:font-size="12pt" fo:font-weight="normal" style:font-size-asian="10.5pt" style:font-weight-asian="normal" style:font-size-complex="12pt" style:font-weight-complex="normal"/>
    </style:style>
    <style:style style:name="T12" style:family="text">
      <style:text-properties fo:font-size="12pt" fo:font-weight="normal" officeooo:rsid="00707693" style:font-size-asian="10.5pt" style:font-weight-asian="normal" style:font-size-complex="12pt" style:font-weight-complex="normal"/>
    </style:style>
    <style:style style:name="T13" style:family="text">
      <style:text-properties fo:font-size="12pt" fo:font-weight="normal" officeooo:rsid="0071e336" style:font-size-asian="10.5pt" style:font-weight-asian="normal" style:font-size-complex="12pt" style:font-weight-complex="normal"/>
    </style:style>
    <style:style style:name="T14" style:family="text">
      <style:text-properties fo:font-size="12pt" fo:font-weight="normal" officeooo:rsid="00726a80" style:font-size-asian="10.5pt" style:font-weight-asian="normal" style:font-size-complex="12pt" style:font-weight-complex="normal"/>
    </style:style>
    <style:style style:name="T15" style:family="text">
      <style:text-properties fo:font-size="12pt" fo:font-weight="normal" officeooo:rsid="00733740" style:font-size-asian="10.5pt" style:font-weight-asian="normal" style:font-size-complex="12pt" style:font-weight-complex="normal"/>
    </style:style>
    <style:style style:name="T16" style:family="text">
      <style:text-properties fo:font-size="12pt" fo:font-weight="normal" officeooo:rsid="0074453d" style:font-size-asian="10.5pt" style:font-weight-asian="normal" style:font-size-complex="12pt" style:font-weight-complex="normal"/>
    </style:style>
    <style:style style:name="T17" style:family="text">
      <style:text-properties fo:font-size="12pt" fo:font-weight="normal" officeooo:rsid="00749224" style:font-size-asian="10.5pt" style:font-weight-asian="normal" style:font-size-complex="12pt" style:font-weight-complex="normal"/>
    </style:style>
    <style:style style:name="T18" style:family="text">
      <style:text-properties fo:font-size="12pt" fo:font-weight="normal" officeooo:rsid="0075ff82" style:font-size-asian="10.5pt" style:font-weight-asian="normal" style:font-size-complex="12pt" style:font-weight-complex="normal"/>
    </style:style>
    <style:style style:name="T19" style:family="text">
      <style:text-properties fo:font-size="12pt" fo:font-weight="normal" officeooo:rsid="00779294" style:font-size-asian="10.5pt" style:font-weight-asian="normal" style:font-size-complex="12pt" style:font-weight-complex="normal"/>
    </style:style>
    <style:style style:name="T20" style:family="text">
      <style:text-properties fo:font-size="12pt" fo:font-weight="normal" officeooo:rsid="0078453e" style:font-size-asian="10.5pt" style:font-weight-asian="normal" style:font-size-complex="12pt" style:font-weight-complex="normal"/>
    </style:style>
    <style:style style:name="T21" style:family="text">
      <style:text-properties fo:font-size="12pt" fo:font-weight="normal" officeooo:rsid="0078e82d" style:font-size-asian="10.5pt" style:font-weight-asian="normal" style:font-size-complex="12pt" style:font-weight-complex="normal"/>
    </style:style>
    <style:style style:name="T22" style:family="text">
      <style:text-properties fo:font-size="12pt" fo:font-weight="normal" officeooo:rsid="0079645a" style:font-size-asian="10.5pt" style:font-weight-asian="normal" style:font-size-complex="12pt" style:font-weight-complex="normal"/>
    </style:style>
    <style:style style:name="T23" style:family="text">
      <style:text-properties fo:font-size="12pt" fo:font-weight="normal" officeooo:rsid="007aef0d" style:font-size-asian="10.5pt" style:font-weight-asian="normal" style:font-size-complex="12pt" style:font-weight-complex="normal"/>
    </style:style>
    <style:style style:name="T24" style:family="text">
      <style:text-properties fo:font-size="12pt" fo:font-weight="normal" officeooo:rsid="007ce0d0" style:font-size-asian="10.5pt" style:font-weight-asian="normal" style:font-size-complex="12pt" style:font-weight-complex="normal"/>
    </style:style>
    <style:style style:name="T25" style:family="text">
      <style:text-properties fo:font-size="12pt" fo:font-weight="normal" officeooo:rsid="007e3fba" style:font-size-asian="10.5pt" style:font-weight-asian="normal" style:font-size-complex="12pt" style:font-weight-complex="normal"/>
    </style:style>
    <style:style style:name="T26" style:family="text">
      <style:text-properties fo:font-size="12pt" fo:font-weight="normal" officeooo:rsid="007ff8e2" style:font-size-asian="10.5pt" style:font-weight-asian="normal" style:font-size-complex="12pt" style:font-weight-complex="normal"/>
    </style:style>
    <style:style style:name="T27" style:family="text">
      <style:text-properties fo:font-size="12pt" fo:font-weight="normal" officeooo:rsid="008169e8" style:font-size-asian="10.5pt" style:font-weight-asian="normal" style:font-size-complex="12pt" style:font-weight-complex="normal"/>
    </style:style>
    <style:style style:name="T28" style:family="text">
      <style:text-properties fo:font-size="12pt" fo:font-weight="normal" officeooo:rsid="00830a4f" style:font-size-asian="10.5pt" style:font-weight-asian="normal" style:font-size-complex="12pt" style:font-weight-complex="normal"/>
    </style:style>
    <style:style style:name="T29" style:family="text">
      <style:text-properties fo:font-size="12pt" fo:font-weight="normal" officeooo:rsid="00847626" style:font-size-asian="10.5pt" style:font-weight-asian="normal" style:font-size-complex="12pt" style:font-weight-complex="normal"/>
    </style:style>
    <style:style style:name="T30" style:family="text">
      <style:text-properties fo:font-size="12pt" fo:font-weight="normal" officeooo:rsid="00848eae" style:font-size-asian="10.5pt" style:font-weight-asian="normal" style:font-size-complex="12pt" style:font-weight-complex="normal"/>
    </style:style>
    <style:style style:name="T31" style:family="text">
      <style:text-properties fo:font-size="12pt" fo:font-weight="normal" officeooo:rsid="008737e3" style:font-size-asian="10.5pt" style:font-weight-asian="normal" style:font-size-complex="12pt" style:font-weight-complex="normal"/>
    </style:style>
    <style:style style:name="T32" style:family="text">
      <style:text-properties fo:font-size="12pt" fo:font-weight="normal" officeooo:rsid="008827f7" style:font-size-asian="10.5pt" style:font-weight-asian="normal" style:font-size-complex="12pt" style:font-weight-complex="normal"/>
    </style:style>
    <style:style style:name="T33" style:family="text">
      <style:text-properties fo:font-size="12pt" fo:font-weight="normal" officeooo:rsid="0089068d" style:font-size-asian="10.5pt" style:font-weight-asian="normal" style:font-size-complex="12pt" style:font-weight-complex="normal"/>
    </style:style>
    <style:style style:name="T34" style:family="text">
      <style:text-properties fo:font-size="12pt" fo:font-weight="normal" officeooo:rsid="008a4635" style:font-size-asian="10.5pt" style:font-weight-asian="normal" style:font-size-complex="12pt" style:font-weight-complex="normal"/>
    </style:style>
    <style:style style:name="T35" style:family="text">
      <style:text-properties fo:font-size="12pt" fo:font-weight="normal" officeooo:rsid="008a981e" style:font-size-asian="10.5pt" style:font-weight-asian="normal" style:font-size-complex="12pt" style:font-weight-complex="normal"/>
    </style:style>
    <style:style style:name="T36" style:family="text">
      <style:text-properties fo:font-size="12pt" fo:font-weight="normal" officeooo:rsid="008c3c9c" style:font-size-asian="10.5pt" style:font-weight-asian="normal" style:font-size-complex="12pt" style:font-weight-complex="normal"/>
    </style:style>
    <style:style style:name="T37" style:family="text">
      <style:text-properties fo:font-size="12pt" fo:font-weight="normal" officeooo:rsid="008df3bd" style:font-size-asian="10.5pt" style:font-weight-asian="normal" style:font-size-complex="12pt" style:font-weight-complex="normal"/>
    </style:style>
    <style:style style:name="T38" style:family="text">
      <style:text-properties fo:font-size="12pt" fo:font-weight="normal" officeooo:rsid="008f7075" style:font-size-asian="10.5pt" style:font-weight-asian="normal" style:font-size-complex="12pt" style:font-weight-complex="normal"/>
    </style:style>
    <style:style style:name="T39" style:family="text">
      <style:text-properties fo:font-size="12pt" fo:font-weight="normal" officeooo:rsid="00921ddb" style:font-size-asian="10.5pt" style:font-weight-asian="normal" style:font-size-complex="12pt" style:font-weight-complex="normal"/>
    </style:style>
    <style:style style:name="T40" style:family="text">
      <style:text-properties fo:font-size="12pt" fo:font-weight="normal" officeooo:rsid="0092ffd2" style:font-size-asian="10.5pt" style:font-weight-asian="normal" style:font-size-complex="12pt" style:font-weight-complex="normal"/>
    </style:style>
    <style:style style:name="T41" style:family="text">
      <style:text-properties fo:font-size="12pt" fo:font-weight="normal" officeooo:rsid="00959843" style:font-size-asian="10.5pt" style:font-weight-asian="normal" style:font-size-complex="12pt" style:font-weight-complex="normal"/>
    </style:style>
    <style:style style:name="T42" style:family="text">
      <style:text-properties fo:font-size="12pt" fo:font-weight="normal" officeooo:rsid="0096579e" style:font-size-asian="10.5pt" style:font-weight-asian="normal" style:font-size-complex="12pt" style:font-weight-complex="normal"/>
    </style:style>
    <style:style style:name="T43" style:family="text">
      <style:text-properties fo:font-size="12pt" fo:font-weight="normal" officeooo:rsid="0098541d" style:font-size-asian="10.5pt" style:font-weight-asian="normal" style:font-size-complex="12pt" style:font-weight-complex="normal"/>
    </style:style>
    <style:style style:name="T44" style:family="text">
      <style:text-properties fo:font-size="12pt" fo:font-weight="normal" officeooo:rsid="0098897d" style:font-size-asian="10.5pt" style:font-weight-asian="normal" style:font-size-complex="12pt" style:font-weight-complex="normal"/>
    </style:style>
    <style:style style:name="T45" style:family="text">
      <style:text-properties fo:font-size="12pt" fo:font-weight="normal" officeooo:rsid="0098dd81" style:font-size-asian="10.5pt" style:font-weight-asian="normal" style:font-size-complex="12pt" style:font-weight-complex="normal"/>
    </style:style>
    <style:style style:name="T46" style:family="text">
      <style:text-properties fo:font-size="12pt" fo:font-weight="normal" officeooo:rsid="009920e3" style:font-size-asian="10.5pt" style:font-weight-asian="normal" style:font-size-complex="12pt" style:font-weight-complex="normal"/>
    </style:style>
    <style:style style:name="T47" style:family="text">
      <style:text-properties fo:font-size="12pt" fo:font-weight="normal" officeooo:rsid="009a7b96" style:font-size-asian="10.5pt" style:font-weight-asian="normal" style:font-size-complex="12pt" style:font-weight-complex="normal"/>
    </style:style>
    <style:style style:name="T48" style:family="text">
      <style:text-properties fo:font-size="12pt" fo:font-weight="normal" officeooo:rsid="009b6278" style:font-size-asian="10.5pt" style:font-weight-asian="normal" style:font-size-complex="12pt" style:font-weight-complex="normal"/>
    </style:style>
    <style:style style:name="T49" style:family="text">
      <style:text-properties fo:font-size="12pt" fo:font-weight="normal" officeooo:rsid="009d2187" style:font-size-asian="10.5pt" style:font-weight-asian="normal" style:font-size-complex="12pt" style:font-weight-complex="normal"/>
    </style:style>
    <style:style style:name="T50" style:family="text">
      <style:text-properties fo:font-size="12pt" fo:font-weight="normal" officeooo:rsid="00a0903e" style:font-size-asian="10.5pt" style:font-weight-asian="normal" style:font-size-complex="12pt" style:font-weight-complex="normal"/>
    </style:style>
    <style:style style:name="T51" style:family="text">
      <style:text-properties fo:font-size="12pt" fo:font-weight="normal" officeooo:rsid="00a29cdf" style:font-size-asian="10.5pt" style:font-weight-asian="normal" style:font-size-complex="12pt" style:font-weight-complex="normal"/>
    </style:style>
    <style:style style:name="T52" style:family="text">
      <style:text-properties fo:font-size="12pt" fo:font-weight="normal" officeooo:rsid="00a45989" style:font-size-asian="10.5pt" style:font-weight-asian="normal" style:font-size-complex="12pt" style:font-weight-complex="normal"/>
    </style:style>
    <style:style style:name="T53" style:family="text">
      <style:text-properties fo:font-size="12pt" fo:font-weight="normal" officeooo:rsid="00a680ef" style:font-size-asian="10.5pt" style:font-weight-asian="normal" style:font-size-complex="12pt" style:font-weight-complex="normal"/>
    </style:style>
    <style:style style:name="T54" style:family="text">
      <style:text-properties fo:font-size="12pt" fo:font-weight="normal" officeooo:rsid="00b43f3d" style:font-size-asian="10.5pt" style:font-weight-asian="normal" style:font-size-complex="12pt" style:font-weight-complex="normal"/>
    </style:style>
    <style:style style:name="T55" style:family="text">
      <style:text-properties fo:font-size="12pt" fo:font-weight="normal" officeooo:rsid="00b5aaed" style:font-size-asian="10.5pt" style:font-weight-asian="normal" style:font-size-complex="12pt" style:font-weight-complex="normal"/>
    </style:style>
    <style:style style:name="T56" style:family="text">
      <style:text-properties fo:font-size="12pt" fo:font-weight="normal" officeooo:rsid="00ee4bd9" style:font-size-asian="10.5pt" style:font-weight-asian="normal" style:font-size-complex="12pt" style:font-weight-complex="normal"/>
    </style:style>
    <style:style style:name="T57" style:family="text">
      <style:text-properties fo:font-size="12pt" fo:font-weight="normal" officeooo:rsid="00ef9085" style:font-size-asian="10.5pt" style:font-weight-asian="normal" style:font-size-complex="12pt" style:font-weight-complex="normal"/>
    </style:style>
    <style:style style:name="T58" style:family="text">
      <style:text-properties fo:font-size="12pt" fo:font-weight="normal" officeooo:rsid="00f0517b" style:font-size-asian="10.5pt" style:font-weight-asian="normal" style:font-size-complex="12pt" style:font-weight-complex="normal"/>
    </style:style>
    <style:style style:name="T59" style:family="text">
      <style:text-properties fo:font-size="12pt" fo:font-weight="normal" officeooo:rsid="00f1692a" style:font-size-asian="10.5pt" style:font-weight-asian="normal" style:font-size-complex="12pt" style:font-weight-complex="normal"/>
    </style:style>
    <style:style style:name="T60" style:family="text">
      <style:text-properties fo:font-size="12pt" fo:font-weight="normal" officeooo:rsid="00f21839" style:font-size-asian="10.5pt" style:font-weight-asian="normal" style:font-size-complex="12pt" style:font-weight-complex="normal"/>
    </style:style>
    <style:style style:name="T61" style:family="text">
      <style:text-properties fo:font-size="12pt" fo:font-weight="normal" officeooo:rsid="00f21b27" style:font-size-asian="10.5pt" style:font-weight-asian="normal" style:font-size-complex="12pt" style:font-weight-complex="normal"/>
    </style:style>
    <style:style style:name="T62" style:family="text">
      <style:text-properties fo:font-size="12pt" fo:font-weight="normal" officeooo:rsid="00f4077b" style:font-size-asian="10.5pt" style:font-weight-asian="normal" style:font-size-complex="12pt" style:font-weight-complex="normal"/>
    </style:style>
    <style:style style:name="T63" style:family="text">
      <style:text-properties fo:font-size="12pt" fo:font-weight="normal" officeooo:rsid="00fcd8c0" style:font-size-asian="10.5pt" style:font-weight-asian="normal" style:font-size-complex="12pt" style:font-weight-complex="normal"/>
    </style:style>
    <style:style style:name="T64" style:family="text">
      <style:text-properties fo:font-size="12pt" fo:font-weight="normal" officeooo:rsid="0100a617" style:font-size-asian="10.5pt" style:font-weight-asian="normal" style:font-size-complex="12pt" style:font-weight-complex="normal"/>
    </style:style>
    <style:style style:name="T65" style:family="text">
      <style:text-properties fo:font-size="12pt" fo:font-weight="normal" officeooo:rsid="0100fdaa" style:font-size-asian="10.5pt" style:font-weight-asian="normal" style:font-size-complex="12pt" style:font-weight-complex="normal"/>
    </style:style>
    <style:style style:name="T66" style:family="text">
      <style:text-properties fo:font-size="12pt" fo:font-weight="normal" officeooo:rsid="010130f1" style:font-size-asian="10.5pt" style:font-weight-asian="normal" style:font-size-complex="12pt" style:font-weight-complex="normal"/>
    </style:style>
    <style:style style:name="T67" style:family="text">
      <style:text-properties fo:font-size="12pt" fo:font-weight="normal" officeooo:rsid="0101370f" style:font-size-asian="10.5pt" style:font-weight-asian="normal" style:font-size-complex="12pt" style:font-weight-complex="normal"/>
    </style:style>
    <style:style style:name="T68" style:family="text">
      <style:text-properties fo:font-size="12pt" fo:font-weight="normal" officeooo:rsid="0102424b" style:font-size-asian="10.5pt" style:font-weight-asian="normal" style:font-size-complex="12pt" style:font-weight-complex="normal"/>
    </style:style>
    <style:style style:name="T69" style:family="text">
      <style:text-properties fo:font-size="12pt" fo:font-weight="normal" officeooo:rsid="010d8e0b" style:font-size-asian="10.5pt" style:font-weight-asian="normal" style:font-size-complex="12pt" style:font-weight-complex="normal"/>
    </style:style>
    <style:style style:name="T70" style:family="text">
      <style:text-properties fo:font-size="12pt" fo:font-weight="normal" officeooo:rsid="010f324b" style:font-size-asian="10.5pt" style:font-weight-asian="normal" style:font-size-complex="12pt" style:font-weight-complex="normal"/>
    </style:style>
    <style:style style:name="T71" style:family="text">
      <style:text-properties fo:font-size="12pt" fo:font-weight="normal" officeooo:rsid="0110264c" style:font-size-asian="10.5pt" style:font-weight-asian="normal" style:font-size-complex="12pt" style:font-weight-complex="normal"/>
    </style:style>
    <style:style style:name="T72" style:family="text">
      <style:text-properties fo:font-size="12pt" fo:font-weight="normal" officeooo:rsid="011198d3" style:font-size-asian="10.5pt" style:font-weight-asian="normal" style:font-size-complex="12pt" style:font-weight-complex="normal"/>
    </style:style>
    <style:style style:name="T73" style:family="text">
      <style:text-properties fo:font-size="12pt" fo:font-weight="normal" officeooo:rsid="0111c430" style:font-size-asian="10.5pt" style:font-weight-asian="normal" style:font-size-complex="12pt" style:font-weight-complex="normal"/>
    </style:style>
    <style:style style:name="T74" style:family="text">
      <style:text-properties fo:font-size="12pt" fo:font-weight="normal" officeooo:rsid="01125b79" style:font-size-asian="10.5pt" style:font-weight-asian="normal" style:font-size-complex="12pt" style:font-weight-complex="normal"/>
    </style:style>
    <style:style style:name="T75" style:family="text">
      <style:text-properties fo:font-size="12pt" fo:font-weight="normal" officeooo:rsid="01144244" style:font-size-asian="10.5pt" style:font-weight-asian="normal" style:font-size-complex="12pt" style:font-weight-complex="normal"/>
    </style:style>
    <style:style style:name="T76" style:family="text">
      <style:text-properties fo:font-size="12pt" fo:font-weight="normal" officeooo:rsid="011443b9" style:font-size-asian="10.5pt" style:font-weight-asian="normal" style:font-size-complex="12pt" style:font-weight-complex="normal"/>
    </style:style>
    <style:style style:name="T77" style:family="text">
      <style:text-properties fo:font-size="12pt" fo:font-weight="normal" officeooo:rsid="0115788d" style:font-size-asian="10.5pt" style:font-weight-asian="normal" style:font-size-complex="12pt" style:font-weight-complex="normal"/>
    </style:style>
    <style:style style:name="T78" style:family="text">
      <style:text-properties fo:font-size="12pt" fo:font-weight="normal" officeooo:rsid="01172056" style:font-size-asian="10.5pt" style:font-weight-asian="normal" style:font-size-complex="12pt" style:font-weight-complex="normal"/>
    </style:style>
    <style:style style:name="T79" style:family="text">
      <style:text-properties fo:font-size="12pt" fo:font-weight="normal" officeooo:rsid="011900a7" style:font-size-asian="10.5pt" style:font-weight-asian="normal" style:font-size-complex="12pt" style:font-weight-complex="normal"/>
    </style:style>
    <style:style style:name="T80" style:family="text">
      <style:text-properties fo:font-size="12pt" fo:font-weight="normal" officeooo:rsid="0119c5ab" style:font-size-asian="10.5pt" style:font-weight-asian="normal" style:font-size-complex="12pt" style:font-weight-complex="normal"/>
    </style:style>
    <style:style style:name="T81" style:family="text">
      <style:text-properties fo:font-size="12pt" fo:font-weight="normal" officeooo:rsid="011b96a3" style:font-size-asian="10.5pt" style:font-weight-asian="normal" style:font-size-complex="12pt" style:font-weight-complex="normal"/>
    </style:style>
    <style:style style:name="T82" style:family="text">
      <style:text-properties fo:font-size="12pt" fo:font-weight="normal" officeooo:rsid="011d750a" style:font-size-asian="10.5pt" style:font-weight-asian="normal" style:font-size-complex="12pt" style:font-weight-complex="normal"/>
    </style:style>
    <style:style style:name="T83" style:family="text">
      <style:text-properties fo:font-size="12pt" fo:font-weight="normal" officeooo:rsid="01255524" style:font-size-asian="10.5pt" style:font-weight-asian="normal" style:font-size-complex="12pt" style:font-weight-complex="normal"/>
    </style:style>
    <style:style style:name="T84" style:family="text">
      <style:text-properties fo:font-size="12pt" fo:font-weight="normal" officeooo:rsid="0126a46a" style:font-size-asian="10.5pt" style:font-weight-asian="normal" style:font-size-complex="12pt" style:font-weight-complex="normal"/>
    </style:style>
    <style:style style:name="T85" style:family="text">
      <style:text-properties fo:font-size="12pt" fo:font-weight="normal" officeooo:rsid="0126bf44" style:font-size-asian="10.5pt" style:font-weight-asian="normal" style:font-size-complex="12pt" style:font-weight-complex="normal"/>
    </style:style>
    <style:style style:name="T86" style:family="text">
      <style:text-properties fo:font-size="12pt" fo:font-weight="normal" officeooo:rsid="0127fb70" style:font-size-asian="10.5pt" style:font-weight-asian="normal" style:font-size-complex="12pt" style:font-weight-complex="normal"/>
    </style:style>
    <style:style style:name="T87" style:family="text">
      <style:text-properties fo:font-size="12pt" fo:font-weight="normal" officeooo:rsid="01295ee6" style:font-size-asian="10.5pt" style:font-weight-asian="normal" style:font-size-complex="12pt" style:font-weight-complex="normal"/>
    </style:style>
    <style:style style:name="T88" style:family="text">
      <style:text-properties fo:font-size="12pt" fo:font-weight="normal" officeooo:rsid="01296ecc" style:font-size-asian="10.5pt" style:font-weight-asian="normal" style:font-size-complex="12pt" style:font-weight-complex="normal"/>
    </style:style>
    <style:style style:name="T89" style:family="text">
      <style:text-properties fo:font-size="12pt" fo:font-weight="normal" officeooo:rsid="012b3488" style:font-size-asian="10.5pt" style:font-weight-asian="normal" style:font-size-complex="12pt" style:font-weight-complex="normal"/>
    </style:style>
    <style:style style:name="T90" style:family="text">
      <style:text-properties fo:font-size="12pt" fo:font-weight="normal" officeooo:rsid="012b3efa" style:font-size-asian="10.5pt" style:font-weight-asian="normal" style:font-size-complex="12pt" style:font-weight-complex="normal"/>
    </style:style>
    <style:style style:name="T91" style:family="text">
      <style:text-properties fo:font-size="12pt" fo:font-weight="normal" officeooo:rsid="00beb966" style:font-size-asian="10.5pt" style:font-weight-asian="normal" style:font-size-complex="12pt" style:font-weight-complex="normal"/>
    </style:style>
    <style:style style:name="T92" style:family="text">
      <style:text-properties fo:font-size="12pt" fo:font-weight="normal" officeooo:rsid="00c28c34" style:font-size-asian="10.5pt" style:font-weight-asian="normal" style:font-size-complex="12pt" style:font-weight-complex="normal"/>
    </style:style>
    <style:style style:name="T93" style:family="text">
      <style:text-properties fo:font-size="12pt" fo:font-weight="normal" officeooo:rsid="00c4558a" style:font-size-asian="10.5pt" style:font-weight-asian="normal" style:font-size-complex="12pt" style:font-weight-complex="normal"/>
    </style:style>
    <style:style style:name="T94" style:family="text">
      <style:text-properties fo:font-size="12pt" fo:font-weight="normal" officeooo:rsid="00c62ce9" style:font-size-asian="10.5pt" style:font-weight-asian="normal" style:font-size-complex="12pt" style:font-weight-complex="normal"/>
    </style:style>
    <style:style style:name="T95" style:family="text">
      <style:text-properties fo:font-size="12pt" fo:font-weight="normal" officeooo:rsid="00c8695c" style:font-size-asian="10.5pt" style:font-weight-asian="normal" style:font-size-complex="12pt" style:font-weight-complex="normal"/>
    </style:style>
    <style:style style:name="T96" style:family="text">
      <style:text-properties fo:font-size="12pt" fo:font-weight="normal" officeooo:rsid="00c7cc74" style:font-size-asian="10.5pt" style:font-weight-asian="normal" style:font-size-complex="12pt" style:font-weight-complex="normal"/>
    </style:style>
    <style:style style:name="T97" style:family="text">
      <style:text-properties fo:font-size="12pt" fo:font-weight="normal" officeooo:rsid="00c90da8" style:font-size-asian="10.5pt" style:font-weight-asian="normal" style:font-size-complex="12pt" style:font-weight-complex="normal"/>
    </style:style>
    <style:style style:name="T98" style:family="text">
      <style:text-properties fo:font-size="12pt" fo:font-weight="normal" officeooo:rsid="00c99334" style:font-size-asian="10.5pt" style:font-weight-asian="normal" style:font-size-complex="12pt" style:font-weight-complex="normal"/>
    </style:style>
    <style:style style:name="T99" style:family="text">
      <style:text-properties fo:font-size="12pt" fo:font-weight="normal" officeooo:rsid="00cd4af0" style:font-size-asian="10.5pt" style:font-weight-asian="normal" style:font-size-complex="12pt" style:font-weight-complex="normal"/>
    </style:style>
    <style:style style:name="T100" style:family="text">
      <style:text-properties fo:font-size="12pt" fo:font-weight="normal" officeooo:rsid="00d0f636" style:font-size-asian="10.5pt" style:font-weight-asian="normal" style:font-size-complex="12pt" style:font-weight-complex="normal"/>
    </style:style>
    <style:style style:name="T101" style:family="text">
      <style:text-properties fo:font-size="12pt" fo:font-weight="normal" officeooo:rsid="00d67988" style:font-size-asian="10.5pt" style:font-weight-asian="normal" style:font-size-complex="12pt" style:font-weight-complex="normal"/>
    </style:style>
    <style:style style:name="T102" style:family="text">
      <style:text-properties fo:font-size="12pt" fo:font-weight="normal" officeooo:rsid="00d58794" style:font-size-asian="10.5pt" style:font-weight-asian="normal" style:font-size-complex="12pt" style:font-weight-complex="normal"/>
    </style:style>
    <style:style style:name="T103" style:family="text">
      <style:text-properties fo:font-size="12pt" fo:font-weight="normal" officeooo:rsid="00d6a267" style:font-size-asian="10.5pt" style:font-weight-asian="normal" style:font-size-complex="12pt" style:font-weight-complex="normal"/>
    </style:style>
    <style:style style:name="T104" style:family="text">
      <style:text-properties fo:font-size="12pt" fo:font-weight="normal" officeooo:rsid="00d15b37" style:font-size-asian="10.5pt" style:font-weight-asian="normal" style:font-size-complex="12pt" style:font-weight-complex="normal"/>
    </style:style>
    <style:style style:name="T105" style:family="text">
      <style:text-properties fo:font-size="12pt" fo:font-weight="normal" officeooo:rsid="00d53566" style:font-size-asian="10.5pt" style:font-weight-asian="normal" style:font-size-complex="12pt" style:font-weight-complex="normal"/>
    </style:style>
    <style:style style:name="T106" style:family="text">
      <style:text-properties fo:font-size="12pt" fo:font-weight="normal" officeooo:rsid="00d300c3" style:font-size-asian="10.5pt" style:font-weight-asian="normal" style:font-size-complex="12pt" style:font-weight-complex="normal"/>
    </style:style>
    <style:style style:name="T107" style:family="text">
      <style:text-properties fo:font-size="12pt" fo:font-weight="normal" officeooo:rsid="00d3f070" style:font-size-asian="10.5pt" style:font-weight-asian="normal" style:font-size-complex="12pt" style:font-weight-complex="normal"/>
    </style:style>
    <style:style style:name="T108" style:family="text">
      <style:text-properties fo:font-size="12pt" fo:font-weight="normal" officeooo:rsid="00d71ccb" style:font-size-asian="10.5pt" style:font-weight-asian="normal" style:font-size-complex="12pt" style:font-weight-complex="normal"/>
    </style:style>
    <style:style style:name="T109" style:family="text">
      <style:text-properties fo:font-size="12pt" fo:font-weight="normal" officeooo:rsid="00d8d45c" style:font-size-asian="10.5pt" style:font-weight-asian="normal" style:font-size-complex="12pt" style:font-weight-complex="normal"/>
    </style:style>
    <style:style style:name="T110" style:family="text">
      <style:text-properties fo:font-size="12pt" fo:font-weight="normal" officeooo:rsid="00da27cf" style:font-size-asian="10.5pt" style:font-weight-asian="normal" style:font-size-complex="12pt" style:font-weight-complex="normal"/>
    </style:style>
    <style:style style:name="T111" style:family="text">
      <style:text-properties fo:font-size="12pt" fo:font-weight="normal" officeooo:rsid="00db5a9b" style:font-size-asian="10.5pt" style:font-weight-asian="normal" style:font-size-complex="12pt" style:font-weight-complex="normal"/>
    </style:style>
    <style:style style:name="T112" style:family="text">
      <style:text-properties fo:font-size="12pt" fo:font-weight="normal" officeooo:rsid="00dd17cd" style:font-size-asian="10.5pt" style:font-weight-asian="normal" style:font-size-complex="12pt" style:font-weight-complex="normal"/>
    </style:style>
    <style:style style:name="T113" style:family="text">
      <style:text-properties fo:font-size="12pt" fo:font-weight="normal" officeooo:rsid="00db84f4" style:font-size-asian="10.5pt" style:font-weight-asian="normal" style:font-size-complex="12pt" style:font-weight-complex="normal"/>
    </style:style>
    <style:style style:name="T114" style:family="text">
      <style:text-properties fo:font-size="12pt" fo:font-weight="normal" officeooo:rsid="00dfc738" style:font-size-asian="10.5pt" style:font-weight-asian="normal" style:font-size-complex="12pt" style:font-weight-complex="normal"/>
    </style:style>
    <style:style style:name="T115" style:family="text">
      <style:text-properties fo:font-size="12pt" fo:font-weight="normal" officeooo:rsid="00dd5ed5" style:font-size-asian="10.5pt" style:font-weight-asian="normal" style:font-size-complex="12pt" style:font-weight-complex="normal"/>
    </style:style>
    <style:style style:name="T116" style:family="text">
      <style:text-properties fo:font-size="12pt" fo:font-weight="normal" officeooo:rsid="00df1739" style:font-size-asian="10.5pt" style:font-weight-asian="normal" style:font-size-complex="12pt" style:font-weight-complex="normal"/>
    </style:style>
    <style:style style:name="T117" style:family="text">
      <style:text-properties fo:font-size="12pt" fo:font-weight="normal" officeooo:rsid="00dfa0da" style:font-size-asian="10.5pt" style:font-weight-asian="normal" style:font-size-complex="12pt" style:font-weight-complex="normal"/>
    </style:style>
    <style:style style:name="T118" style:family="text">
      <style:text-properties fo:font-size="12pt" fo:font-weight="normal" officeooo:rsid="01304048" style:font-size-asian="10.5pt" style:font-weight-asian="normal" style:font-size-complex="12pt" style:font-weight-complex="normal"/>
    </style:style>
    <style:style style:name="T119" style:family="text">
      <style:text-properties fo:font-size="12pt" style:font-size-asian="10.5pt" style:font-size-complex="12pt"/>
    </style:style>
    <style:style style:name="T120" style:family="text">
      <style:text-properties fo:font-size="12pt" officeooo:rsid="00e5eeb3" style:font-size-asian="10.5pt" style:font-size-complex="12pt"/>
    </style:style>
    <style:style style:name="T121" style:family="text">
      <style:text-properties fo:font-size="12pt" officeooo:rsid="00e61504" style:font-size-asian="10.5pt" style:font-size-complex="12pt"/>
    </style:style>
    <style:style style:name="T122" style:family="text">
      <style:text-properties fo:font-size="12pt" officeooo:rsid="00e804de" style:font-size-asian="10.5pt" style:font-size-complex="12pt"/>
    </style:style>
    <style:style style:name="T123" style:family="text">
      <style:text-properties fo:font-size="12pt" officeooo:rsid="00ee4bd9" style:font-size-asian="10.5pt" style:font-size-complex="12pt"/>
    </style:style>
    <style:style style:name="T124" style:family="text">
      <style:text-properties fo:font-size="12pt" officeooo:rsid="00f9f50e" style:font-size-asian="10.5pt" style:font-size-complex="12pt"/>
    </style:style>
    <style:style style:name="T125" style:family="text">
      <style:text-properties fo:font-size="12pt" officeooo:rsid="00fcd00c" style:font-size-asian="10.5pt" style:font-size-complex="12pt"/>
    </style:style>
    <style:style style:name="T126" style:family="text">
      <style:text-properties fo:font-size="12pt" officeooo:rsid="00fcd8c0" style:font-size-asian="10.5pt" style:font-size-complex="12pt"/>
    </style:style>
    <style:style style:name="T127" style:family="text">
      <style:text-properties fo:font-size="12pt" officeooo:rsid="00fd7251" style:font-size-asian="10.5pt" style:font-size-complex="12pt"/>
    </style:style>
    <style:style style:name="T128" style:family="text">
      <style:text-properties fo:font-size="12pt" officeooo:rsid="00fef523" style:font-size-asian="10.5pt" style:font-size-complex="12pt"/>
    </style:style>
    <style:style style:name="T129" style:family="text">
      <style:text-properties fo:font-size="12pt" officeooo:rsid="00ffe579" style:font-size-asian="10.5pt" style:font-size-complex="12pt"/>
    </style:style>
    <style:style style:name="T130" style:family="text">
      <style:text-properties fo:font-size="12pt" officeooo:rsid="0100a617" style:font-size-asian="10.5pt" style:font-size-complex="12pt"/>
    </style:style>
    <style:style style:name="T131" style:family="text">
      <style:text-properties fo:font-size="12pt" officeooo:rsid="01052e69" style:font-size-asian="10.5pt" style:font-size-complex="12pt"/>
    </style:style>
    <style:style style:name="T132" style:family="text">
      <style:text-properties fo:font-size="12pt" officeooo:rsid="01065cab" style:font-size-asian="10.5pt" style:font-size-complex="12pt"/>
    </style:style>
    <style:style style:name="T133" style:family="text">
      <style:text-properties fo:font-size="12pt" officeooo:rsid="01079aee" style:font-size-asian="10.5pt" style:font-size-complex="12pt"/>
    </style:style>
    <style:style style:name="T134" style:family="text">
      <style:text-properties fo:font-size="12pt" officeooo:rsid="0107bffa" style:font-size-asian="10.5pt" style:font-size-complex="12pt"/>
    </style:style>
    <style:style style:name="T135" style:family="text">
      <style:text-properties fo:font-size="12pt" officeooo:rsid="0108f6b9" style:font-size-asian="10.5pt" style:font-size-complex="12pt"/>
    </style:style>
    <style:style style:name="T136" style:family="text">
      <style:text-properties fo:font-size="12pt" officeooo:rsid="010982aa" style:font-size-asian="10.5pt" style:font-size-complex="12pt"/>
    </style:style>
    <style:style style:name="T137" style:family="text">
      <style:text-properties fo:font-size="12pt" officeooo:rsid="0109d5e9" style:font-size-asian="10.5pt" style:font-size-complex="12pt"/>
    </style:style>
    <style:style style:name="T138" style:family="text">
      <style:text-properties fo:font-size="12pt" officeooo:rsid="010c9865" style:font-size-asian="10.5pt" style:font-size-complex="12pt"/>
    </style:style>
    <style:style style:name="T139" style:family="text">
      <style:text-properties fo:font-size="12pt" officeooo:rsid="01225c8a" style:font-size-asian="10.5pt" style:font-size-complex="12pt"/>
    </style:style>
    <style:style style:name="T140" style:family="text">
      <style:text-properties fo:font-size="12pt" officeooo:rsid="012b3efa" style:font-size-asian="10.5pt" style:font-size-complex="12pt"/>
    </style:style>
    <style:style style:name="T141" style:family="text">
      <style:text-properties fo:font-size="12pt" officeooo:rsid="00dd17cd" style:font-size-asian="10.5pt" style:font-size-complex="12pt"/>
    </style:style>
    <style:style style:name="T142" style:family="text">
      <style:text-properties fo:font-size="12pt" officeooo:rsid="00e208b2" style:font-size-asian="10.5pt" style:font-size-complex="12pt"/>
    </style:style>
    <style:style style:name="T143" style:family="text">
      <style:text-properties fo:font-size="12pt" officeooo:rsid="00e267a8" style:font-size-asian="10.5pt" style:font-size-complex="12pt"/>
    </style:style>
    <style:style style:name="T144" style:family="text">
      <style:text-properties fo:font-size="12pt" officeooo:rsid="012e1c62" style:font-size-asian="10.5pt" style:font-size-complex="12pt"/>
    </style:style>
    <style:style style:name="T145" style:family="text">
      <style:text-properties fo:font-size="12pt" officeooo:rsid="012ef5a0" style:font-size-asian="10.5pt" style:font-size-complex="12pt"/>
    </style:style>
    <style:style style:name="T146" style:family="text">
      <style:text-properties fo:font-size="12pt" officeooo:rsid="01303086" style:font-size-asian="10.5pt" style:font-size-complex="12pt"/>
    </style:style>
    <style:style style:name="T147" style:family="text">
      <style:text-properties fo:font-size="12pt" officeooo:rsid="01303517" style:font-size-asian="10.5pt" style:font-size-complex="12pt"/>
    </style:style>
    <style:style style:name="T148" style:family="text">
      <style:text-properties fo:font-size="12pt" fo:font-style="italic" officeooo:rsid="00e5eeb3" style:font-size-asian="10.5pt" style:font-style-asian="italic" style:font-size-complex="12pt" style:font-style-complex="italic"/>
    </style:style>
    <style:style style:name="T149" style:family="text">
      <style:text-properties fo:font-size="12pt" fo:font-style="italic" officeooo:rsid="00f82f51" style:font-size-asian="10.5pt" style:font-style-asian="italic" style:font-size-complex="12pt" style:font-style-complex="italic"/>
    </style:style>
    <style:style style:name="T150" style:family="text">
      <style:text-properties fo:font-size="12pt" fo:font-style="italic" officeooo:rsid="00e208b2" style:font-size-asian="10.5pt" style:font-style-asian="italic" style:font-size-complex="12pt" style:font-style-complex="italic"/>
    </style:style>
    <style:style style:name="T151" style:family="text">
      <style:text-properties officeooo:rsid="002c95d6"/>
    </style:style>
    <style:style style:name="T152" style:family="text">
      <style:text-properties officeooo:rsid="002b8352"/>
    </style:style>
    <style:style style:name="T153" style:family="text">
      <style:text-properties officeooo:rsid="0029e570"/>
    </style:style>
    <style:style style:name="T154" style:family="text">
      <style:text-properties officeooo:rsid="000f685b"/>
    </style:style>
    <style:style style:name="T155" style:family="text">
      <style:text-properties officeooo:rsid="002e06ef"/>
    </style:style>
    <style:style style:name="T156" style:family="text">
      <style:text-properties fo:font-weight="normal" officeooo:rsid="0010300d" style:font-weight-asian="normal" style:font-weight-complex="normal"/>
    </style:style>
    <style:style style:name="T157" style:family="text">
      <style:text-properties fo:font-weight="normal" officeooo:rsid="00319579" style:font-weight-asian="normal" style:font-weight-complex="normal"/>
    </style:style>
    <style:style style:name="T158" style:family="text">
      <style:text-properties fo:font-weight="normal" officeooo:rsid="0017536a" style:font-weight-asian="normal" style:font-weight-complex="normal"/>
    </style:style>
    <style:style style:name="T159" style:family="text">
      <style:text-properties fo:font-weight="normal" officeooo:rsid="002ff1b3" style:font-weight-asian="normal" style:font-weight-complex="normal"/>
    </style:style>
    <style:style style:name="T160" style:family="text">
      <style:text-properties fo:font-weight="normal" officeooo:rsid="002e06ef" style:font-weight-asian="normal" style:font-weight-complex="normal"/>
    </style:style>
    <style:style style:name="T161" style:family="text">
      <style:text-properties fo:font-weight="normal" officeooo:rsid="00322980" style:font-weight-asian="normal" style:font-weight-complex="normal"/>
    </style:style>
    <style:style style:name="T162" style:family="text">
      <style:text-properties fo:font-weight="normal" officeooo:rsid="00328d11" style:font-weight-asian="normal" style:font-weight-complex="normal"/>
    </style:style>
    <style:style style:name="T163" style:family="text">
      <style:text-properties fo:font-weight="normal" officeooo:rsid="0032e5f0" style:font-weight-asian="normal" style:font-weight-complex="normal"/>
    </style:style>
    <style:style style:name="T164" style:family="text">
      <style:text-properties fo:font-weight="normal" officeooo:rsid="0033591a" style:font-weight-asian="normal" style:font-weight-complex="normal"/>
    </style:style>
    <style:style style:name="T165" style:family="text">
      <style:text-properties fo:font-weight="normal" officeooo:rsid="0033c40a" style:font-weight-asian="normal" style:font-weight-complex="normal"/>
    </style:style>
    <style:style style:name="T166" style:family="text">
      <style:text-properties fo:font-weight="normal" officeooo:rsid="0034d0e6" style:font-weight-asian="normal" style:font-weight-complex="normal"/>
    </style:style>
    <style:style style:name="T167" style:family="text">
      <style:text-properties fo:font-weight="normal" officeooo:rsid="003e99be" style:font-weight-asian="normal" style:font-weight-complex="normal"/>
    </style:style>
    <style:style style:name="T168" style:family="text">
      <style:text-properties fo:font-weight="normal" officeooo:rsid="003f95d3" style:font-weight-asian="normal" style:font-weight-complex="normal"/>
    </style:style>
    <style:style style:name="T169" style:family="text">
      <style:text-properties fo:font-weight="normal" officeooo:rsid="004175fe" style:font-weight-asian="normal" style:font-weight-complex="normal"/>
    </style:style>
    <style:style style:name="T170" style:family="text">
      <style:text-properties fo:font-weight="normal" officeooo:rsid="00428166" style:font-weight-asian="normal" style:font-weight-complex="normal"/>
    </style:style>
    <style:style style:name="T171" style:family="text">
      <style:text-properties fo:font-weight="normal" officeooo:rsid="00444b86" style:font-weight-asian="normal" style:font-weight-complex="normal"/>
    </style:style>
    <style:style style:name="T172" style:family="text">
      <style:text-properties fo:font-weight="normal" officeooo:rsid="00463847" style:font-weight-asian="normal" style:font-weight-complex="normal"/>
    </style:style>
    <style:style style:name="T173" style:family="text">
      <style:text-properties fo:font-weight="normal" officeooo:rsid="0048db75" style:font-weight-asian="normal" style:font-weight-complex="normal"/>
    </style:style>
    <style:style style:name="T174" style:family="text">
      <style:text-properties fo:font-weight="normal" officeooo:rsid="0049d5af" style:font-weight-asian="normal" style:font-weight-complex="normal"/>
    </style:style>
    <style:style style:name="T175" style:family="text">
      <style:text-properties fo:font-weight="normal" officeooo:rsid="00490c19" style:font-weight-asian="normal" style:font-weight-complex="normal"/>
    </style:style>
    <style:style style:name="T176" style:family="text">
      <style:text-properties fo:font-weight="normal" officeooo:rsid="0049baae" style:font-weight-asian="normal" style:font-weight-complex="normal"/>
    </style:style>
    <style:style style:name="T177" style:family="text">
      <style:text-properties fo:font-weight="normal" officeooo:rsid="004a7929" style:font-weight-asian="normal" style:font-weight-complex="normal"/>
    </style:style>
    <style:style style:name="T178" style:family="text">
      <style:text-properties fo:font-weight="normal" officeooo:rsid="004a889a" style:font-weight-asian="normal" style:font-weight-complex="normal"/>
    </style:style>
    <style:style style:name="T179" style:family="text">
      <style:text-properties fo:font-weight="normal" officeooo:rsid="003549e1" style:font-weight-asian="normal" style:font-weight-complex="normal"/>
    </style:style>
    <style:style style:name="T180" style:family="text">
      <style:text-properties fo:font-weight="normal" officeooo:rsid="001f5331" style:font-weight-asian="normal" style:font-weight-complex="normal"/>
    </style:style>
    <style:style style:name="T181" style:family="text">
      <style:text-properties fo:font-weight="normal" officeooo:rsid="003878d7" style:font-weight-asian="normal" style:font-weight-complex="normal"/>
    </style:style>
    <style:style style:name="T182" style:family="text">
      <style:text-properties fo:font-weight="normal" officeooo:rsid="003b7ea4" style:font-weight-asian="normal" style:font-weight-complex="normal"/>
    </style:style>
    <style:style style:name="T183" style:family="text">
      <style:text-properties fo:font-weight="normal" officeooo:rsid="0134ad7f" style:font-weight-asian="normal" style:font-weight-complex="normal"/>
    </style:style>
    <style:style style:name="T184" style:family="text">
      <style:text-properties officeooo:rsid="003b7ea4"/>
    </style:style>
    <style:style style:name="T185" style:family="text">
      <style:text-properties officeooo:rsid="003c9a53"/>
    </style:style>
    <style:style style:name="T186" style:family="text">
      <style:text-properties officeooo:rsid="00a8289f"/>
    </style:style>
    <style:style style:name="T187" style:family="text">
      <style:text-properties officeooo:rsid="00a96f98"/>
    </style:style>
    <style:style style:name="T188" style:family="text">
      <style:text-properties officeooo:rsid="00aad622"/>
    </style:style>
    <style:style style:name="T189" style:family="text">
      <style:text-properties officeooo:rsid="00ad81ba"/>
    </style:style>
    <style:style style:name="T190" style:family="text">
      <style:text-properties officeooo:rsid="00b5aaed"/>
    </style:style>
    <style:style style:name="T191" style:family="text">
      <style:text-properties officeooo:rsid="00a12411" style:font-size-asian="10.5pt"/>
    </style:style>
    <style:style style:name="T192" style:family="text">
      <style:text-properties officeooo:rsid="00b43f3d" style:font-size-asian="10.5pt"/>
    </style:style>
    <style:style style:name="T193" style:family="text">
      <style:text-properties officeooo:rsid="00a29cdf" style:font-size-asian="10.5pt"/>
    </style:style>
    <style:style style:name="T194" style:family="text">
      <style:text-properties officeooo:rsid="00b5aaed" style:font-size-asian="10.5pt"/>
    </style:style>
    <style:style style:name="T195" style:family="text">
      <style:text-properties officeooo:rsid="00b7f363" style:font-size-asian="10.5pt"/>
    </style:style>
    <style:style style:name="T196" style:family="text">
      <style:text-properties officeooo:rsid="00b8a214" style:font-size-asian="10.5pt"/>
    </style:style>
    <style:style style:name="T197" style:family="text">
      <style:text-properties officeooo:rsid="00ba4bb7" style:font-size-asian="10.5pt"/>
    </style:style>
    <style:style style:name="T198" style:family="text">
      <style:text-properties officeooo:rsid="00ba549c" style:font-size-asian="10.5pt"/>
    </style:style>
    <style:style style:name="T199" style:family="text">
      <style:text-properties officeooo:rsid="00bae2f9" style:font-size-asian="10.5pt"/>
    </style:style>
    <style:style style:name="T200" style:family="text">
      <style:text-properties officeooo:rsid="00bdce93" style:font-size-asian="10.5pt"/>
    </style:style>
    <style:style style:name="T201" style:family="text">
      <style:text-properties officeooo:rsid="00e74732" style:font-size-asian="10.5pt"/>
    </style:style>
    <style:style style:name="T202" style:family="text">
      <style:text-properties officeooo:rsid="00e83829" style:font-size-asian="10.5pt"/>
    </style:style>
    <style:style style:name="T203" style:family="text">
      <style:text-properties officeooo:rsid="00e87984" style:font-size-asian="10.5pt"/>
    </style:style>
    <style:style style:name="T204" style:family="text">
      <style:text-properties officeooo:rsid="00e8eb91" style:font-size-asian="10.5pt"/>
    </style:style>
    <style:style style:name="T205" style:family="text">
      <style:text-properties officeooo:rsid="00eb4d70" style:font-size-asian="10.5pt"/>
    </style:style>
    <style:style style:name="T206" style:family="text">
      <style:text-properties officeooo:rsid="00ed47c8" style:font-size-asian="10.5pt"/>
    </style:style>
    <style:style style:name="T207" style:family="text">
      <style:text-properties officeooo:rsid="0110264c" style:font-size-asian="10.5pt"/>
    </style:style>
    <style:style style:name="T208" style:family="text">
      <style:text-properties officeooo:rsid="011198d3" style:font-size-asian="10.5pt"/>
    </style:style>
    <style:style style:name="T209" style:family="text">
      <style:text-properties officeooo:rsid="011f8874" style:font-size-asian="10.5pt"/>
    </style:style>
    <style:style style:name="T210" style:family="text">
      <style:text-properties officeooo:rsid="01216682" style:font-size-asian="10.5pt"/>
    </style:style>
    <style:style style:name="T211" style:family="text">
      <style:text-properties officeooo:rsid="00bd8955" style:font-size-asian="10.5pt"/>
    </style:style>
    <style:style style:name="T212" style:family="text">
      <style:text-properties officeooo:rsid="00be76ac" style:font-size-asian="10.5pt"/>
    </style:style>
    <style:style style:name="T213" style:family="text">
      <style:text-properties officeooo:rsid="00beb966" style:font-size-asian="10.5pt"/>
    </style:style>
    <style:style style:name="T214" style:family="text">
      <style:text-properties officeooo:rsid="00c11b1a" style:font-size-asian="10.5pt"/>
    </style:style>
    <style:style style:name="T215" style:family="text">
      <style:text-properties officeooo:rsid="00bfcfe8" style:font-size-asian="10.5pt"/>
    </style:style>
    <style:style style:name="T216" style:family="text">
      <style:text-properties officeooo:rsid="00b7a119" style:font-size-asian="10.5pt"/>
    </style:style>
    <style:style style:name="T217" style:family="text">
      <style:text-properties officeooo:rsid="00b7a119"/>
    </style:style>
    <style:style style:name="T218" style:family="text">
      <style:text-properties officeooo:rsid="00b8a214"/>
    </style:style>
    <style:style style:name="T219" style:family="text">
      <style:text-properties style:font-name="Times New Roman" fo:font-size="12pt" fo:font-weight="normal" officeooo:rsid="00c4558a" style:font-size-asian="10.5pt" style:font-weight-asian="normal" style:font-size-complex="12pt" style:font-weight-complex="normal"/>
    </style:style>
    <style:style style:name="T220" style:family="text">
      <style:text-properties style:font-name="Times New Roman" fo:font-size="12pt" fo:font-weight="normal" officeooo:rsid="00cd4af0" style:font-size-asian="10.5pt" style:font-weight-asian="normal" style:font-size-complex="12pt" style:font-weight-complex="normal"/>
    </style:style>
    <style:style style:name="T221" style:family="text">
      <style:text-properties style:font-name="Times New Roman" fo:font-size="12pt" fo:font-weight="normal" officeooo:rsid="00cf2990" style:font-size-asian="10.5pt" style:font-weight-asian="normal" style:font-size-complex="12pt" style:font-weight-complex="normal"/>
    </style:style>
    <style:style style:name="T222" style:family="text">
      <style:text-properties style:font-name="Times New Roman" fo:font-size="12pt" fo:font-weight="normal" officeooo:rsid="00cfe9b9" style:font-size-asian="10.5pt" style:font-weight-asian="normal" style:font-size-complex="12pt" style:font-weight-complex="normal"/>
    </style:style>
    <style:style style:name="T223" style:family="text">
      <style:text-properties style:font-name="Times New Roman" fo:font-size="12pt" fo:font-weight="normal" officeooo:rsid="00d0f636" style:font-size-asian="10.5pt" style:font-weight-asian="normal" style:font-size-complex="12pt" style:font-weight-complex="normal"/>
    </style:style>
    <style:style style:name="T224" style:family="text">
      <style:text-properties officeooo:rsid="00f82f51"/>
    </style:style>
    <style:style style:name="T225" style:family="text">
      <style:text-properties officeooo:rsid="0133c1b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1. Introduction</text:p>
      <text:p text:style-name="P55"/>
      <text:p text:style-name="P54"><text:span text:style-name="T1">The primary development of the recent past has been a rapid decline in the both absolute as well as relative to population size number of war deaths in the world, especially since the end of World War 2.</text:span><text:span text:style-name="T1"><text:note text:id="ftn1" text:note-class="footnote"><text:note-citation>1</text:note-citation><text:note-body><text:p text:style-name="Footnote">Max Roser (2018) - "War and Peace". Published online at OurWorldInData.org. Retrieved from: 'https://ourworldindata.org/war-and-peace' [Online Resource]</text:p></text:note-body></text:note></text:span><text:span text:style-name="T1"> However, this dynamic has not been uniformly distributed, with some continents demonstrating much quicker rates of decline than the others (e.g. number of annual war battle deaths in Europe and South East Asia decline much more rapidly than those in Sub-Saharan Africa). Another very important development is the fact that over the past few decades, the world has experienced a steep reduction of extreme poverty at an enormous scale. According to the World Bank, there has been a reduction of poverty rates of almost 1.1 billion people in the last two decades – from 1.85 billion in 1990 to 767 million in 2013. However, in this respect the dynamic has also been quite uneven: reduction in extreme poverty has mostly been driven by Asian countries, whereas today half of the extreme poor live in Sub-Saharan Africa. In addition to that, between 1946 and 2002 there have been at least 1.37 million battle-related </text:span>deaths <text:span text:style-name="T2">which </text:span>occurred in 47 civil wars in sub-Saharan Africa <text:note text:id="ftn2" text:note-class="footnote"><text:note-citation>2</text:note-citation><text:note-body><text:p text:style-name="Footnote">Lacina, B., Gleditsch, N.P., 2005. Monitoring trends in global combat: a new dataset of battle deaths. European Journal of Population 21 (2-3), 145–166. </text:p></text:note-body></text:note>. <text:span text:style-name="T2">Thus, it seems that Sub-Saharan Africa remains the most conflict-ridden region of the modern world as well as the one that demonstrates the highest rates of poverty.</text:span></text:p>
      <text:p text:style-name="P87"><text:tab/>There is little doubt that civil conflict and economic development are mutually related if not interdependent concepts. In their seminal research paper, Collier and Hoeffler research the interrelationship between civil conflict and several economic factors. <text:note text:id="ftn3" text:note-class="footnote"><text:note-citation>3</text:note-citation><text:note-body><text:p text:style-name="P1">Collier, P., Hoeffler, A., 1998. On economic causes of civil war. Oxford Economic Papers 50 (1998), 563–573. </text:p></text:note-body></text:note> The authors found that, among others, initial income as well as the amount of natural resources are significant and strong determinants of the <text:span text:style-name="T225">onset probability and </text:span>duration of civil wars, based on a data set on civil wars from 1816-1992 by Singer and Small (1982, 1994). <text:span text:style-name="T151">In a</text:span>nother <text:span text:style-name="T152">known </text:span>study by Miguel et. <text:span text:style-name="T225">al</text:span>, <text:span text:style-name="T151">the authors employed </text:span>an instrumental variable approach <text:span text:style-name="T151">and </text:span>have <text:span text:style-name="T151">discovered </text:span>a significant relationship between economic growth and civil conflict. <text:span text:style-name="T225">The primary finding of this paper is that growth is strongly and negatively related to civil conflict,</text:span> namely <text:span text:style-name="T153">that a negative growth shock of five percentage points increases the likelihood of conflict by one-half the following year, without differences across other socio-demographic characteristics (wealth, level of democracy and ethnic divercity) of a country.</text:span><text:span text:style-name="T153"><text:note text:id="ftn4" text:note-class="footnote"><text:note-citation>4</text:note-citation><text:note-body><text:p text:style-name="Footnote">Miguel, E., Satyanath, S., &amp; Sergenti, E. (2004). Economic shocks and civil conflict: An instrumental variables approach. Journal of political Economy, 112(4), 725-753.</text:p></text:note-body></text:note></text:span><text:span text:style-name="T153"> </text:span></text:p>
      <text:p text:style-name="P68"><text:span text:style-name="T154"><text:tab/>Foreign aid, defined as a voluntary transfer of resources from one country to another, is an established tool of international relations. The stated goals of such monetary transfers have a clear benevolent direction of reducing poverty, extending infrastructure or other humanitarian considerations. In general, the primary arguments in favor of distributing international aid pertain to the attempt at improving the economic conditions of a country and foster its growth. Since foreign financial aid directly influences the level of economic developments of a country as well as its immediate economic situation, it is quite expected that such financial transfers must have some effect on the level of conflict. However, measuring the actual effects and of such</text:span> foreign aid flows <text:span text:style-name="T155">has proven to be quite difficult and controversial. Over the recent years there has been quite a lot of published research focusing on the relationship between foreign aid, economic growth and level of conflict. The numerous </text:span><text:span text:style-name="T156">studies came to very </text:span><text:span text:style-name="T157">contrasting</text:span><text:span text:style-name="T156"> conclusions. Existing research on the relationship between aid and conflict, yields </text:span><text:span text:style-name="T158">rather </text:span><text:span text:style-name="T156">contradictory findings: some studies show that aid mitigates violence by strengthening conflict-mitigating institutions, while other studies indicate that aid exacerbates violence by indirectly financing warring parties. </text:span><text:span text:style-name="T157">Thus, the question whether foreign aid </text:span><text:span text:style-name="T183">“</text:span><text:span text:style-name="T157">works”, i.e. whether it attains the intended effect is far from settled.</text:span></text:p>
      <text:p text:style-name="P67"><text:soft-page-break/><text:span text:style-name="T156"><text:tab/></text:span><text:span text:style-name="T159">There are a couple of established points of view on the </text:span><text:span text:style-name="T156">causal mechanisms </text:span><text:span text:style-name="T159">that regulate the relationship between </text:span><text:span text:style-name="T157">foreign aid and civil conflict</text:span><text:span text:style-name="T159">. </text:span><text:span text:style-name="T160">One common theoretical line of reasoning </text:span><text:span text:style-name="T161">postulates that does indeed help to lower the likelihood of conflict. </text:span><text:span text:style-name="T162">According to this point of view, the primary mechanisms with which foreign aid can have a significant impact on the level of conflict are indirect economic influences. </text:span><text:span text:style-name="T163">Various studies have linked</text:span><text:span text:style-name="T162"> </text:span><text:span text:style-name="T163">improvement in the primary economic indicators of wellbeing in a country with a positive (in the sense of reducing the scale of violence) effect on the civil wars.</text:span><text:span text:style-name="T161"> </text:span><text:span text:style-name="T164">For example, increasing income per capita, economic growth as well as decreasing dependence on primary commodity exports have been shown to be correlated with the probability of civil conflict onset in the future. </text:span><text:span text:style-name="T165">Articles by Fearon &amp; Laitin 2003; Collier &amp; Dollar 2002 corroborate this perspective by establishing </text:span><text:span text:style-name="T166">that a country’s socio-demographic factors (poverty, political instability, population size) have a measurable effect on the probability of a civil war.</text:span></text:p>
      <text:p text:style-name="P66"><text:span text:style-name="T166"><text:tab/></text:span><text:span text:style-name="T167">The alternative point of view on the causal mechanism of the </text:span><text:span text:style-name="T159">relationship between </text:span><text:span text:style-name="T157">foreign aid and civil conflict </text:span><text:span text:style-name="T167">is quite opposite to the one that was discussed above. Here, </text:span><text:span text:style-name="T168">the findings have demonstrated that development aid actually has a harmful association with conflict. </text:span><text:span text:style-name="T169">The established line of reasoning for this causal </text:span><text:span text:style-name="T170">mechanism </text:span><text:span text:style-name="T169">is that international aid presents an influx of resources into a country or territory and that this fact may incentivize more conflict related to redistribution of these new resources.</text:span><text:span text:style-name="T169"><text:note text:id="ftn5" text:note-class="footnote"><text:note-citation>5</text:note-citation><text:note-body><text:p text:style-name="Footnote">Terry, Fiona. 2002. Condemned to Repeat? The Paradox of Humanitarian Action. Ithaca, NY: Cornell<text:line-break/>University Press. </text:p></text:note-body></text:note></text:span><text:span text:style-name="T169"> </text:span><text:span text:style-name="T171">Fiona Terry </text:span><text:span text:style-name="T172">examines several cases of civil wars in order to </text:span><text:span text:style-name="T171">addresses the question of </text:span><text:span text:style-name="T172">whether there are condition under which aid organizations should consider withdrawing ceasing their operations and withdrawing their presence from a conflict site. She demonstrated that in some cases humanitarian aid did in fact provide advantages to certain warring parties in a conflict. </text:span><text:span text:style-name="T173">The common assumption is that aid flows constitute a transfer of a valuable and attractive lootable resource to the </text:span><text:span text:style-name="T174">government</text:span><text:span text:style-name="T173">, which gives the rebelling factions incentives to capture it for their needs. In this way, international aid might actually lead to an increase in the probability of conflict, </text:span><text:span text:style-name="T175">as argued </text:span><text:span text:style-name="T176">in the respective studies by </text:span><text:span text:style-name="T175">by Grossmann and Findley </text:span><text:span text:style-name="T176">et al</text:span><text:span text:style-name="T173">.</text:span><text:span text:style-name="T173"><text:note text:id="ftn6" text:note-class="footnote"><text:note-citation>6</text:note-citation><text:note-body><text:p text:style-name="Footnote">Grossman, Herschel I. 1992. “Foreign Aid and Insurrection.” Defence Economics 3 (4): 275–88 </text:p></text:note-body></text:note></text:span><text:span text:style-name="T173"> </text:span><text:span text:style-name="T173"><text:note text:id="ftn7" text:note-class="footnote"><text:note-citation>7</text:note-citation><text:note-body><text:p text:style-name="Footnote">Findley, Michael G., Josh Powell, Daniel Strandow, and Jeff Tanner. 2011. “The Localized Geography of<text:line-break/>Foreign Aid: A New Dataset and Application to Violent Armed Conflict.” World Development 39<text:line-break/>(11): 1995–2009. </text:p></text:note-body></text:note></text:span><text:span text:style-name="T173"> Nunn </text:span><text:span text:style-name="T177">and</text:span><text:span text:style-name="T173"> Qian </text:span><text:span text:style-name="T174">show that </text:span><text:span text:style-name="T177">the recipient of the aid need not be the government as well as that the form of the aid is not limited to monetary transfers.</text:span><text:span text:style-name="T177"><text:note text:id="ftn8" text:note-class="footnote"><text:note-citation>8</text:note-citation><text:note-body><text:p text:style-name="Footnote">Nunn, Nathan, and Nancy Qian. 2013. “US Food Aid and Civil Conflict.” American Economic Review<text:line-break/>Papers and Proceedings 103: 86–92. </text:p></text:note-body></text:note></text:span><text:span text:style-name="T177"> Moreover, a </text:span><text:span text:style-name="T178">rapid </text:span><text:span text:style-name="T177">change in the quantity and quality of aid can also lead to a measurable impact on the likelihood of conflict onset, since it presents a siginifcant change to the power distribution and status quo in a country.</text:span><text:span text:style-name="T177"><text:note text:id="ftn9" text:note-class="footnote"><text:note-citation>9</text:note-citation><text:note-body><text:p text:style-name="Footnote">Nielsen, Richard A., Michael G. Findley, Zachary S. Davis, Tara Candland, and Daniel L. Nielson. 2011.<text:line-break/>“Foreign Aid Shocks as a Cause of Violent Armed Conflict.” American Journal of Political Science<text:line-break/>55 (2): 219–32. <text:line-break/></text:p></text:note-body></text:note></text:span><text:span text:style-name="T177"> </text:span></text:p>
      <text:p text:style-name="P66"><text:span text:style-name="T166"><text:tab/></text:span><text:span text:style-name="T179">One has to point out an important </text:span><text:span text:style-name="T161">distinction between the likelihood of a conflict‘s onset or its continuation. </text:span><text:span text:style-name="T179">Some researchers have come to a conclusion that a set of explanatory variables can effectively serve as a predictor for </text:span><text:span text:style-name="T161">the likelihood </text:span><text:span text:style-name="T179">of </text:span><text:span text:style-name="T161">a conflict‘s </text:span><text:span text:style-name="T179">continuation while at the same time being insignificant for determining the probability onset or vice versa. Such was the conclusion of (de Ree &amp; Nillesen 2009 ) who have indeed found a negative effect of foreign aid flows on the probability of ongoing civil conflicts to continue, whereas there was no a significant relationship between aid flows and a conflict’s onset probability.</text:span></text:p>
      <text:p text:style-name="P66"><text:span text:style-name="T179"><text:tab/></text:span><text:span text:style-name="T180"> </text:span><text:span text:style-name="T181">There has been some research into difference between predictors or correlates of onset and continuation of civil wars with some rather interesting findings. For example, one study examined </text:span><text:span text:style-name="T182">the hypothesis that </text:span>the factors associated with the continuation of war might be quite similar to those <text:soft-page-break/>associated with <text:span text:style-name="T184">its </text:span>onset, <text:span text:style-name="T185">the null hypothesis being that variables affect onset and continuation probabilities</text:span>.<text:note text:id="ftn10" text:note-class="footnote"><text:note-citation>10</text:note-citation><text:note-body><text:p text:style-name="Footnote">Bleaney, M., &amp; Dimico, A. (2011). How different are the correlates of onset and continuation of civil wars?. Journal of Peace Research, 48(2), 145-155.</text:p></text:note-body></text:note> <text:span text:style-name="T184">Having acknowledged the limitations that arise from the fact that the amount of observations which would be helpful in supporting or rejecting the initial hypothesis is quite sparse, the authors nevertheless came to a conclusion that while some variables indeed demonstrate similar effects, there still are some differences in the power of certain explanatory variables to predict the probability of a conflict’s onset vs. continuation. Thus, it seems that there is merit to the idea of treating the onset and continuation of a civil conflict as separate events.</text:span></text:p>
      <text:p text:style-name="P63"><text:tab/></text:p>
      <text:p text:style-name="P63"/>
      <text:p text:style-name="P63"><text:tab/><text:span text:style-name="T7">How is aid and conflict interconnected, why is it important to study the relationship?</text:span></text:p>
      <text:p text:style-name="P63"/>
      <text:p text:style-name="P63"/>
      <text:p text:style-name="P63"><text:tab/><text:span text:style-name="T4">Why ADM1</text:span></text:p>
      <text:p text:style-name="P62"><text:tab/><text:span text:style-name="T5">The most prevalent level of aggregation used in the studies that examine and attempt to quantify the extent and causes of conflict, in particular the relationship between international aid flows and the magnitude of civil war, is the annual country-level data</text:span>. <text:span text:style-name="T6">This approach is somewhat problematic from a number of perspectives. First of all, considering conflict and aid on the level of countries as a whole disregards any geographical variation of the events and simply assumes that conflict as well as aid in a given year is evenly distributed across a given country. This, of course, is not the case, as aid projects usually have a specific purpose (thematic focus) and the funds are committed to a specific geographically bounded entity. Assuming that conflict events are evenly distributed across a country is also quite erroneous. For instance, most intrastate conflict take place on the peripheries of a country, usually taking form of a direct relationship between the distance to the capital and the magnitude of intrastate conflict.</text:span><text:span text:style-name="T6"><text:note text:id="ftn11" text:note-class="footnote"><text:note-citation>11</text:note-citation><text:note-body><text:p text:style-name="Footnote">Aas Rustad, S. C., H. Buhaug, A. Falch, and S. Gates (2011, March). All Conflict is Local: Modeling<text:line-break/>Sub-National Variation in Civil Conflict Risk. Conflict Management and Peace Science 28(1), 15–40. </text:p></text:note-body></text:note></text:span><text:span text:style-name="T6"> Moreover, it is important to point out that the usual predictors of an intrastate conflict are also not uniformly distributed across a geographical entity. There is convincing evidence that links the probability of conflict onset and intensity of a conflict with the degree of local population clustering, exacerbated by the distance to the capital.</text:span><text:span text:style-name="T6"><text:note text:id="ftn12" text:note-class="footnote"><text:note-citation>12</text:note-citation><text:note-body><text:p text:style-name="Footnote">Raleigh, C., &amp; Hegre, H. (2009). Population size, concentration, and civil war. A geographically disaggregated analysis. Political geography, 28(4), 224-238.</text:p></text:note-body></text:note></text:span></text:p>
      <text:p text:style-name="P62"><text:span text:style-name="T6"><text:tab/>Thus, one would expect to see the most conflict in the densely populated regions far away from the capital and conversely, sparsely populated regions in the vicinity of the capital are less likely to experience an intrastate conflict. Thus, attempting to quantify and model a relationship between foreign aid allocations and extent of intrastate conflicts based on a country-level aggregation of aid-allocation and conflict intensity results in a complete disregard for the very diverse and important peculiarities and subnational differences </text:span>conflict prevalence <text:span text:style-name="T6">that have been proven to have a significant effect. The same could be said about the subnational variation of aid allocation. One should not think of international aid as an abstract influx of resources into a country. On the contrary, aid is committed and utilized in a very small-scale and heterogeneous matter, as every project has a distinct donor, amount of allocated resources, geographical and temporal scopes, thematic focus, etc. While there is a need for an aggregation to some level (since tracking the effects of every single aid project is a seemingly impossible undertaking), resorting to a country level of detail dismisses all of the information on the geographic variation of the projects. Given the heterogeneity of the conflict incidence and aid allocation, it is reasonable to expect that the impact of aid on the level of conflict would also demonstrate a certain degree of geographical nonuniformity.</text:span></text:p>
      <text:p text:style-name="P61"><text:soft-page-break/><text:span text:style-name="T5"><text:tab/>Having the above-mentioned considerations in mind, the primary unit of analysis for this study is chosen to be the first level administrative divisions (ADM1). This level of details allows one to examine the geographical variability of both conflict prevalence and aid allocations. The expectation is that such an approach would allow one to capture and examine the subnational peculiarities that may influence the type of relationship between foreign aid and the level of conflict. There have been some studies that attempt to incorporate information on the social heterogeneity of a country in the sub-national (administrative districts) borders.</text:span><text:span text:style-name="T5"><text:note text:id="ftn13" text:note-class="footnote"><text:note-citation>13</text:note-citation><text:note-body><text:p text:style-name="Footnote">Østby, G., R. Nordas, and J. K. Rød (2009). Regional Inequalities and Civil Conflict in 21 Sub-Saharan<text:line-break/>African Countries , 1986 – 2004. International Studies Quarterly 53(2), 301–324 </text:p></text:note-body></text:note></text:span><text:span text:style-name="T5"> </text:span></text:p>
      <text:p text:style-name="P60"/>
      <text:p text:style-name="P69">DATA <text:span text:style-name="T217">SOURCES </text:span>AND MEASUREMENT</text:p>
      <text:p text:style-name="P60"/>
      <text:p text:style-name="P59"><text:tab/><text:span text:style-name="T8">This study utilizes two primary data sources – one providing information on the international aid projects and the other relating to the events of intrastate conflict. Data on the internatinal aid commitments on the local level is provided by AidData.</text:span><text:span text:style-name="T8"><text:note text:id="ftn14" text:note-class="footnote"><text:note-citation>14</text:note-citation><text:note-body><text:p text:style-name="Footnote">Tierney, Michael J., Daniel L. Nielson, Darren G. Hawkins, J. Timmons Roberts, Michael G. Findley, Ryan M. Powers, Bradley Parks, Sven E. Wilson, and Robert L. Hicks. 2011. More Dollars than Sense: Refining Our Knowledge of Development Finance Using AidData. World Development 39 (11): 1891-1906.</text:p></text:note-body></text:note></text:span><text:span text:style-name="T8"><text:note text:id="ftn15" text:note-class="footnote"><text:note-citation>15</text:note-citation><text:note-body><text:p text:style-name="Footnote">Findley, M. G., Powell, J., Strandow, D., &amp; Tanner, J. (2011). The localized geography of foreign aid: A new dataset and application to violent armed conflict. World Development, 39(11), 1995-2009.</text:p></text:note-body></text:note></text:span><text:span text:style-name="T8"> AidData is a research lab that provides detailed information on the development finance and aid projects of numerous donors that have committed resources from 1945 to present day.</text:span></text:p>
      <text:p text:style-name="P64"><text:tab/>The datasets (one dataset pertaining to a single country) that the organization provides include very detailed information on different variables, among others time, thematic focus, amount of resources and, most notably, a specific geographical location (albeit with varying degrees of precision) for every tracked project. It includes projects that have been undertaken by various international non commercial actors – governments, governmental agencies as well international organizations. However, it does not include aid supplied by military organizations or by private sectors players. There are 8 different precision levels, ranging from 1, which corresponds to the exact location, up to 8, which signifies that coordinates correspond to the entire country. Since the focus of this study is on the administrative districts, the aid events coded with precision worse than 6, as that is the highest level of precision that still fits the requirements of ADM1.</text:p>
      <text:p text:style-name="P58"><text:tab/><text:span text:style-name="T9">The conflict event data is provided by the UCDP Georeferenced Event Dataset.</text:span><text:span text:style-name="T9"><text:note text:id="ftn16" text:note-class="footnote"><text:note-citation>16</text:note-citation><text:note-body><text:p text:style-name="P2">Sundberg, Ralph, and Erik Melander, 2013, “Introducing the UCDP Georeferenced Event Dataset”, Journal of Peace Research, vol.50, no.4, 523-532</text:p></text:note-body></text:note></text:span><text:span text:style-name="T9"> Another comparable by scope and popularity dataset for conflict events is ACLED. However, the dataset form UCDP was independently found to be more much accurate, especially when it comes to sub-national level of analysis, as ACLED is suffering from uneven quality-control issues.</text:span><text:span text:style-name="T9"><text:note text:id="ftn17" text:note-class="footnote"><text:note-citation>17</text:note-citation><text:note-body><text:p text:style-name="Footnote">In Data We Trust? A Comparison of UCDP GED and ACLED Conflict Events Datasets. Cooperation and Conflict</text:p></text:note-body></text:note></text:span><text:span text:style-name="T9"> UCDP dataset comprises of conflict data on the level of individual events. In a similar fashion to dataset on aid projects, each event is accompanied by information, among others, on the date, location and number of casualties (deaths and wounded) as a result of the given event. In order to operationalize the magnitude and level </text:span><text:span text:style-name="T57">of conflict, the amount of casualties for every conflict event has been computed. Casualties are defined as wounded and killed people as a direct result of combat. </text:span></text:p>
      <text:p text:style-name="P57"><text:span text:style-name="T9"><text:tab/>The convenience of abovementioned AidData’s datasets is increased by the fact that this organization has collaborated with Uppsala Conflict Data Program in order to produce a codebook that would unify the coding methodology for geo-referencing the aid events.</text:span><text:span text:style-name="T9"><text:note text:id="ftn18" text:note-class="footnote"><text:note-citation>18</text:note-citation><text:note-body><text:p text:style-name="Footnote">Strandow, Daniel, Michael Findley, Daniel Nielson, and Joshua Powell. 2011. The UCDP-AidData codebook on Geo-referencing Foreign Aid. Version 1.1. Uppsala Conflict Data Program. Uppsala, Sweden: Uppsala University.</text:p></text:note-body></text:note></text:span><text:span text:style-name="T9"> A shared coding methodology between data on international aid and conflict events alleviates a great deal of the </text:span><text:soft-page-break/><text:span text:style-name="T9">difficulties that arise from non-congruent coding approaches and decreases the probability of errors due to mismatch between the differently coded variables.</text:span></text:p>
      <text:p text:style-name="P56"/>
      <text:p text:style-name="P40"><text:span text:style-name="T10">adaptability vs. receptivity</text:span> </text:p>
      <text:p text:style-name="P38"><text:tab/><text:span text:style-name="T12">The primary outcome of interest of this study is the level of conflict on the local level in a country. </text:span><text:span text:style-name="T13">The operationalization of the level of conflict focuses on the amount of casualties, i.e. number of deaths and injuries that have been caused by a conflict event. Taking into account that the primary unit of analysis are the events spatially aggregated to first administrative districts and temporally aggregated to year (resulting in year, ADM1 pairs), the variable of interest (dependent variable) is recoded from the event level data to </text:span><text:span text:style-name="T14">the above-mentioned level of aggregation. This allows one to quantify the differences in the extent of conflict between the districts and through time.</text:span></text:p>
      <text:p text:style-name="P37"><text:tab/><text:span text:style-name="T15">The theoretical framework of this study bases on the hypothesis that the relationship between foreign aid commitments and the level of conflict are dependent on the characteristics of the donors and locations in which the aid projects actually take place. </text:span><text:span text:style-name="T16">The underlying idea is that </text:span><text:span text:style-name="T17">the strength and the direction of the association between foreign aid commitments is not determined in and of itself but actually is </text:span><text:span text:style-name="T18">dependent on the intricate characteristics of the projects and the environment in which the projects are actually executed. As previously mentioned, many studies of association between international aid and conflict have often come to conflicting conclusions, some stating that there is the intended effect (influx of aid reduces the level of conflict) while others have claimed the opposite. </text:span><text:span text:style-name="T20">These controversial findings give rise to the idea that aid does not have a uniform effect on the level of conflict and is indeed dependent on the less apparent factors than the amount of donated resources. In this way, the cases of opposite effects of aid become </text:span><text:span text:style-name="T21">less of a surprise. Instead, the focus should be directed towards finding the factors that might </text:span><text:span text:style-name="T22">explain the differences in the magnitude and more importantly the direction (positive or negative) that the association between the two variables might have.</text:span></text:p>
      <text:p text:style-name="P37"><text:span text:style-name="T18"><text:tab/></text:span><text:span text:style-name="T22">The</text:span><text:span text:style-name="T19"> aim of the current project is to examine the relationship between the two variables of interest conditioned, </text:span><text:span text:style-name="T22">on the one hand, </text:span><text:span text:style-name="T19">on the characteristics of the donors (i.e. organizations that commit the resources) </text:span><text:span text:style-name="T22">and on the other hand on </text:span><text:span text:style-name="T19">the characteristics of the local environment in which the projects are executed. </text:span><text:span text:style-name="T22">The two indicators of these characteristics are proposed to be the degree of local adaptability of the donors and the degree of local receptivity of the administrative districts to international aid projects.</text:span></text:p>
      <text:p text:style-name="P36"><text:span text:style-name="T22"><text:tab/></text:span><text:span text:style-name="T23">The </text:span><text:span text:style-name="T22">degree of local adaptability of the donors </text:span><text:span text:style-name="T23">relates to the donors’ ability to vary and adapt their projects (i.e. location, thematic focus, scale, amount of </text:span><text:span text:style-name="T24">committed</text:span><text:span text:style-name="T23"> resources) to the specific local needs and requirements. The intuition behind this measure is that the donors that demonstrate a greater degree of adaptability are better suited for adaptive decision-making and thus are expected to be </text:span><text:span text:style-name="T24">more able to assess the local circumstances and as a result </text:span><text:span text:style-name="T23">better at </text:span><text:span text:style-name="T24">directing the funds to the projects that would produce the most benefit. The importance of the </text:span><text:span text:style-name="T25">organizational learning, </text:span><text:span text:style-name="T27">an idea </text:span><text:span text:style-name="T25">which is easily transferable to the currently discussed notion of aid donors’</text:span><text:span text:style-name="T24"> adaptability, has been studied in acknowledged in the relevant scholarship. </text:span><text:span text:style-name="T25">Eliot Berg points out that the inability of aid organization s to “learn”, that is, to successfully adapt to the local circumstances based on the previous experiences leads to a significantly reduced efficacy of their aid projects.</text:span><text:span text:style-name="T25"><text:note text:id="ftn19" text:note-class="footnote"><text:note-citation>19</text:note-citation><text:note-body><text:p text:style-name="Footnote">Berg, E. (2000). Why aren’t aid organizations better learners?. Learning in Development Co-Operation, 24.</text:p></text:note-body></text:note></text:span><text:span text:style-name="T25"> </text:span><text:span text:style-name="T26">Other literature focuses on the organizational learning and its connection with the idea of adaptability as well as the difficulties that arise when such an adaptability is not achieved, </text:span><text:span text:style-name="T27">both general and relating to peacebuilding</text:span><text:span text:style-name="T26">.</text:span><text:span text:style-name="T26"><text:note text:id="ftn20" text:note-class="footnote"><text:note-citation>20</text:note-citation><text:note-body><text:p text:style-name="Footnote">Levitt, B., &amp; March, J. G. (1988). Organizational learning. Annual review of sociology, 14(1), 319-338.</text:p></text:note-body></text:note></text:span><text:span text:style-name="T26"> </text:span><text:span text:style-name="T26"><text:note text:id="ftn21" text:note-class="footnote"><text:note-citation>21</text:note-citation><text:note-body><text:p text:style-name="Footnote">Campbell, S. P. (2008). When process matters: The potential implications of organisational learning for peacebuilding success. Journal of peacebuilding &amp; development, 4(2), 20-32.</text:p></text:note-body></text:note></text:span><text:span text:style-name="T26"> </text:span></text:p>
      <text:p text:style-name="P36"><text:span text:style-name="T26"><text:tab/></text:span><text:span text:style-name="T28">The proposed approach to </text:span><text:span text:style-name="T30">operationalize</text:span><text:span text:style-name="T28"> the concept of adaptability is through measuring the </text:span><text:soft-page-break/><text:span text:style-name="T28">variability in the project characteristics of the respective donors. Thus, a proposed </text:span><text:span text:style-name="T29">composite</text:span><text:span text:style-name="T28"> index of adaptability </text:span><text:span text:style-name="T29">comprises </text:span><text:span text:style-name="T28">four measures of variability </text:span><text:span text:style-name="T29">for each donor</text:span><text:span text:style-name="T28">, namely </text:span><text:span text:style-name="T29">temporal, </text:span><text:span text:style-name="T28">thematic focus, geographic location (ADM1), amount of committed resources </text:span><text:span text:style-name="T29">of the projects that have been carried out by the respective donor</text:span><text:span text:style-name="T28">. </text:span><text:span text:style-name="T29">These submeasures of variability are expected to contribute to the total index of donors’ adaptability.</text:span></text:p>
      <text:p text:style-name="P45"><text:span text:style-name="T29"><text:tab/></text:span><text:span text:style-name="T11">The </text:span><text:span text:style-name="T22">degree of local receptivity </text:span><text:span text:style-name="T11">is the second factor in the proposed donor/location conditioning. The idea behind this measure is that the locations in which the aid projects actually take place are not equally receptive of the aid. That is, it is quite expected that depending on the particular circumstances of a location (e.g. the current active conflict parties presence), the effects of aid can go in very different directions. </text:span><text:span text:style-name="T31">There have been studies that investigated the reactions of the local actors to the occurrences of aid influxes. For example, in situations where aid projects have a possibility to weaken the support of the non-governmental warring parties (i.e. insurgents), adverse reactions to the international aid have been found.</text:span><text:span text:style-name="T31"><text:note text:id="ftn22" text:note-class="footnote"><text:note-citation>22</text:note-citation><text:note-body><text:p text:style-name="Footnote">Crost, B., Felter, J., &amp; Johnston, P. (2014). Aid under fire: Development projects and civil conflict. American Economic Review, 104(6), 1833-56.</text:p></text:note-body></text:note></text:span></text:p>
      <text:p text:style-name="P44"><text:span text:style-name="T31"><text:tab/></text:span><text:span text:style-name="T38">A natural way of determin</text:span><text:span text:style-name="T40">in</text:span><text:span text:style-name="T38">g the variability of an indicator is to calculate its variance, as this measure is a direct representation of the underlying concept, that is, deviations of the sole observations from their mean. However, variance is only defined for continuous variables and is not transferable to categorical and qualitative variables. </text:span><text:span text:style-name="T39">Nevertheless, the nature of the data that are used in this project is often categorical or qualitative. For example, thematic focus and administrative district, which pertain to a certain aid project are of course categorical variables, and there are concepts of mean and differences between the values. Therefore, one has to employ a different type of measure in order to assess and quantify the </text:span><text:span text:style-name="T40">extent </text:span><text:span text:style-name="T39">of variability in categorical variables. The umbrella term for such measures is q</text:span><text:span text:style-name="T11">ualitative variation.</text:span></text:p>
      <text:p text:style-name="P44"><text:span text:style-name="T43"><text:tab/></text:span><text:span text:style-name="T44">While variance is a very much established measure, there are no standards for assessing the categorical diversity, and the choice of a measure is often dependent on the </text:span><text:span text:style-name="T45">underlying understanding of the idea of variability itself</text:span><text:span text:style-name="T44">. </text:span><text:span text:style-name="T41">The measure of variability </text:span><text:span text:style-name="T42">for the </text:span><text:span text:style-name="T41">categorical variables </text:span><text:span text:style-name="T42">used in the current study was chosen to be the unalikability coefficient as defined by Kader and Perry.</text:span><text:span text:style-name="T42"><text:note text:id="ftn23" text:note-class="footnote"><text:note-citation>23</text:note-citation><text:note-body><text:p text:style-name="Footnote">Perry, M., &amp; Kader, G. (2005). Variation as unalikeability. Teaching Statistics, 27(2), 58-60.</text:p></text:note-body></text:note></text:span><text:span text:style-name="T42"> </text:span><text:span text:style-name="T45">This </text:span><text:span text:style-name="T48">quite simply </text:span><text:span text:style-name="T45">derivable coefficient </text:span><text:span text:style-name="T46">is based on an intuitive understanding of unalikability as the share that not equivalent pairwise comparisons take in the total number of possible comparisons. </text:span><text:span text:style-name="T47">Incidentally, this statistic is related (and can be seen as a subtype of) to the </text:span><text:span text:style-name="T48">more sophisticated and mathematically grounded idea of the </text:span><text:span text:style-name="T47">quadratic entropy measure </text:span><text:span text:style-name="T49">and is equivalent to the Gini- Simpson index</text:span><text:span text:style-name="T47">.</text:span><text:span text:style-name="T47"><text:note text:id="ftn24" text:note-class="footnote"><text:note-citation>24</text:note-citation><text:note-body><text:p text:style-name="Footnote">Rao, C. R. (1982). Diversity and dissimilarity coefficients: a unified approach. Theoretical population biology, 21(1), 24-43.</text:p></text:note-body></text:note></text:span></text:p>
      <text:p text:style-name="P43"><text:span text:style-name="T47"><text:tab/></text:span><text:span text:style-name="T49">Using the above-mentioned coefficient of unalikability, a composite score for each donor was calculated by first selecting the projects that have been carried out by the donor, and subsequently calculating their variation in terms of </text:span><text:span text:style-name="T29">temporal, </text:span><text:span text:style-name="T28">thematic focus, geographic location (ADM1), amount of committed resources </text:span><text:span text:style-name="T29">of the projects </text:span><text:span text:style-name="T49">and combining them in order to obtain a composite index. </text:span><text:span text:style-name="T50">Having calculated and assigned the score to each of the donors, they have been divided into two groups – high and low adaptability – based on whether their </text:span><text:span text:style-name="T49">composite score </text:span><text:span text:style-name="T50">was above or below the median.</text:span></text:p>
      <text:p text:style-name="P42"><text:span text:style-name="T31"><text:tab/>Local receptivity is a more abstract concept and phenomenon than donors’ adaptability and thus requires making use of proxy variables for its operationalization. In order to construct an index of local receptivity, the current study will employ data on attacks on aid workers. The dataset that provides event-based information on the attacks on aid workers is the Aid Worker Security Database.</text:span><text:span text:style-name="T31"><text:note text:id="ftn25" text:note-class="footnote"><text:note-citation>25</text:note-citation><text:note-body><text:p text:style-name="Footnote">Aid Worker Security Database, Humanitarian Outcomes, https://aidworkersecurity.org/ </text:p></text:note-body></text:note></text:span><text:span text:style-name="T31"> This database records incidence of violence against aid workers, with every recorded incident having information on at least the time, location and number of aid workers’ casualties. Using the information on the attacks on aid workers, the year/ADM1 pairs are classified as receptive </text:span><text:span text:style-name="T54">(high receptivity) </text:span><text:span text:style-name="T31">or not </text:span><text:soft-page-break/><text:span text:style-name="T31">receptive </text:span><text:span text:style-name="T54">(low receptivity) </text:span><text:span text:style-name="T31">of international aid, depending on whether there have been violent incidents involving aid workers in that year in that administrative district. </text:span><text:span text:style-name="T36">Therefore, based on this measure the units of analysis will be separated into receptive and not receptive year/ADM1 pairs and analyzed accordingly.</text:span></text:p>
      <text:p text:style-name="P42"><text:span text:style-name="T31"><text:tab/></text:span><text:span text:style-name="T32">One should note that using this proxy is not a necessary condition for assessing the local adaptability but not a sufficient one. However, the current study has to confine itself to using the data about attacks on aid workers due to the data availability concerns as well as project scope limitations. A further improvement in derivation of </text:span><text:span text:style-name="T33">the receptivity</text:span><text:span text:style-name="T32"> index would be </text:span><text:span text:style-name="T34">to include on the one hand alternative data sources and on the other hand alternative data types. For example, one of the theoretically possible additions would be to track the activity of the individual warring actors in the administrative districts derive the measures of receptivity based on the characteristics of the actors themselves. This approach would involve collecting data on the public statements made by the actors </text:span><text:span text:style-name="T35">via traditional and social media. Incorporating these two very disparate sources of information </text:span><text:span text:style-name="T37">would significantly increase the validity of the receptivity concept. Moreover, such an approach would allow one to conduct the analysis on a per conflict party basis. However, due to the practical constraints of this project, </text:span><text:span text:style-name="T38">a decision has been made (fully acknowledging the loss of precision and validity) to forgo the alternative and more laborious approach to operationalizing local receptivity and instead focus solely on the attacks on aid workers</text:span><text:span text:style-name="T37"> </text:span><text:span text:style-name="T38">as a proxy for receptivity.</text:span></text:p>
      <text:p text:style-name="P41"><text:span text:style-name="T51"><text:tab/></text:span><text:span text:style-name="T55">The </text:span><text:span text:style-name="T52">primary hypothesis of the current study is that the relationship between foreign aid and level of conflict will be dependent on </text:span><text:span text:style-name="T53">interaction between the </text:span><text:span text:style-name="T52">adaptability/receptivity measures. </text:span><text:span text:style-name="T53">Depending on the combination of these two indicators, the relationship between aid and conflict is expected to not only demonstrate variability in its magnitude but also in its sign (i.e. whether increase in aid increases or decreases the level of conflict). </text:span><text:span text:style-name="T52">The expected implications of these two measures on the aid and conflict association is as follows:</text:span></text:p>
      <text:p text:style-name="P6"><text:tab/></text:p>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table:number-columns-spanned="2" office:value-type="string">
            <text:p text:style-name="P79">A</text:p>
          </table:table-cell>
          <table:covered-table-cell/>
          <table:table-cell table:style-name="Table1.C1" table:number-columns-spanned="2" office:value-type="string">
            <text:p text:style-name="P79">Environment</text:p>
          </table:table-cell>
          <table:covered-table-cell/>
        </table:table-row>
        <table:table-row>
          <table:covered-table-cell/>
          <table:covered-table-cell/>
          <table:table-cell table:style-name="Table1.C2" office:value-type="string">
            <text:p text:style-name="P79">Low receptivity</text:p>
          </table:table-cell>
          <table:table-cell table:style-name="Table1.D4" office:value-type="string">
            <text:p text:style-name="P79">High receptivity</text:p>
          </table:table-cell>
        </table:table-row>
        <table:table-row>
          <table:table-cell table:style-name="Table1.A3" table:number-rows-spanned="2" office:value-type="string">
            <text:p text:style-name="P79">Donors</text:p>
          </table:table-cell>
          <table:table-cell table:style-name="Table1.B4" office:value-type="string">
            <text:p text:style-name="P79">Low adaptability</text:p>
          </table:table-cell>
          <table:table-cell table:style-name="Table1.C4" office:value-type="string">
            <text:p text:style-name="P79">(Strong) increase in conflict</text:p>
          </table:table-cell>
          <table:table-cell table:style-name="Table1.D4" office:value-type="string">
            <text:p text:style-name="P79">(Moderate) decrease in conflict</text:p>
          </table:table-cell>
        </table:table-row>
        <table:table-row>
          <table:covered-table-cell/>
          <table:table-cell table:style-name="Table1.B4" office:value-type="string">
            <text:p text:style-name="P79">High adaptability</text:p>
          </table:table-cell>
          <table:table-cell table:style-name="Table1.C4" office:value-type="string">
            <text:p text:style-name="P79"><text:span text:style-name="T186">(</text:span>Moderate) increase in conflict</text:p>
          </table:table-cell>
          <table:table-cell table:style-name="Table1.D4" office:value-type="string">
            <text:p text:style-name="P79">(Strong) decrease in conflict</text:p>
          </table:table-cell>
        </table:table-row>
      </table:table>
      <text:p text:style-name="P78">Table <text:sequence text:ref-name="refTable0" text:name="Table" text:formula="ooow:Table+1" style:num-format="1">1</text:sequence></text:p>
      <text:p text:style-name="P9"/>
      <text:p text:style-name="P8"><text:tab/><text:span text:style-name="T186">Thus, the primary hypothesis of this study is split into four subgroups:</text:span></text:p>
      <text:p text:style-name="P8"/>
      <text:list xml:id="list8961194260409300834" text:style-name="L1">
        <text:list-item>
          <text:p text:style-name="P83">H1: In aid projects <text:span text:style-name="T187">whose donors demonstrate low adaptability and which take place in lowly receptive environments, foreign aid will be associated with with a strong increase in conflict</text:span></text:p>
        </text:list-item>
        <text:list-item>
          <text:p text:style-name="P84">H2: <text:span text:style-name="T186">In aid projects whose donors demonstrate </text:span>high<text:span text:style-name="T186"> adaptability and which take place in lowly receptive environments, foreign aid will be associated with with a </text:span>moderate <text:span text:style-name="T186">increase in conflict.</text:span></text:p>
        </text:list-item>
        <text:list-item>
          <text:p text:style-name="P84">H3: <text:span text:style-name="T186">In aid projects whose donors demonstrate low adaptability and which take place in </text:span>highly<text:span text:style-name="T186"> receptive environments, foreign aid will be associated with with a moderate </text:span>de<text:span text:style-name="T186">crease in conflict.</text:span></text:p>
        </text:list-item>
        <text:list-item>
          <text:p text:style-name="P84">H4: <text:span text:style-name="T186">In aid projects whose donors demonstrate high adaptability and which take place in </text:span>hig<text:span text:style-name="T188">h</text:span>ly<text:span text:style-name="T186"> receptive environments, foreign aid will be associated with with a strong </text:span>de<text:span text:style-name="T186">crease in conflict</text:span></text:p>
        </text:list-item>
      </text:list>
      <text:p text:style-name="P8"/>
      <text:p text:style-name="P5"><text:soft-page-break/><text:tab/>The above-mentioned hypotheses require some justification. The direction of association is expected to be dependent on the measure of receptivity, while the magnitude of the association is expected to be conditioned on the measure of adaptability. </text:p>
      <text:p text:style-name="P5"><text:tab/>A lowly receptive environment involves scenarios where local conflicting actors are not receptive to the influx of international aid and as a result impede (either deliberately or as a side effect) the successful implementations of the planned projects. For example, the proxy variable used in this study, attacks on aid workers, is just one (easily quantifiable) of the possible measures that can prevent a project’s implementation. In this way, the resources that have been committed towards improving the conditions of the local environments could end up being used by the warring parties for their own benefit and as such could actually result in improving the warring parties’ relative power and capabilities. Thus, an influx of foreign aid in lowly receptive regions is expected to contribute to be associated with an increase in the level of conflict in those regions.</text:p>
      <text:p text:style-name="P7"><text:tab/><text:span text:style-name="T189">Conversely, conflict actors in a highly receptive environment are expected to be more cooperative (at least non-impeding) and in effect the chances of a project reaching its intended goal are much higher, as it does not face active hindrances by the local actors.</text:span></text:p>
      <text:p text:style-name="P10"><text:tab/> The measure of donors’ adaptability is hypothesized to influence the magnitude of the association between foreign aid influx and level of conflict. The underlying idea is that an adaptable aid donor is more capable of choosing the most effective project (according to the plans and goals of the donor, but it is safe to assume that those goals include reduction of conflict levels) to which the money should be committed. Thus, such a donor would be able to adjust the allocations in accordance with the rapidly changing local needs and the state of the local environment and choose to commit money to those projects that are less likely to result in an increase of the level of conflict.. Therefore, the projects carried out by an adaptable donor are expected to be more effective in reaching their intended goals and thus be less associated with an increase in the level of conflict. Hence, in lowly receptive environments the projects implemented by the highly adaptable donors are hypothesized to be associated with a smaller increase in conflict than the projects carried out by the lowly adaptable donors. And similarly in case of highly receptive environments, the projects implemented by highly adaptable donors are expected to demonstrate a stronger association with a decrease in conflict than the projects implemented by the lowly adaptable donors. This expectation falls in line with the assumption that some of the core goals of the international aid donors is to reduce the level of conflict in the regions where they operate. </text:p>
      <text:p text:style-name="P46">Chosen countries</text:p>
      <text:p text:style-name="P19"><text:tab/></text:p>
      <text:p text:style-name="P21"><text:tab/>As already mentioned, the geographical dimension of the units of analysis for this study is the first-order administrative districts within each country and the temporal dimension is on the annual scale. The main aim of the current study is to establish whether foreign aid is associated with levels of conflict and more specifically whether this association is conditioned by the above-mentioned donors’ adaptability and environment’s receptivity indicators.</text:p>
      <text:p text:style-name="P18"><text:tab/><text:span text:style-name="T190">Having</text:span><text:span text:style-name="T191"> calculated the two </text:span><text:span text:style-name="T194">discussed </text:span><text:span text:style-name="T191">measures, donors’ adaptability and local environment’s receptivity, two groups (high level vs low level of manifestation) have been defined for each measure. </text:span><text:span text:style-name="T192">The</text:span><text:span text:style-name="T191"> event-level projects data has been split into four groups, each representing a </text:span><text:span text:style-name="T193">combination of values on adaptability/receptivity dimensions. </text:span><text:span text:style-name="T194">In each of the four groups, data has been aggregated to the (ADM1, year) level, in accordance with the chosen level of detail for this study.</text:span></text:p>
      <text:p text:style-name="P17"><text:span text:style-name="T194"><text:tab/></text:span><text:span text:style-name="T195">The specific foreign aid dataset used </text:span><text:span text:style-name="T196">for </text:span><text:span text:style-name="T195">this study is called “Aid Locations During Civil Wars South of the Sahara”, </text:span><text:span text:style-name="T199">which contains information on 22 countries</text:span><text:span text:style-name="T195">.</text:span><text:span text:style-name="T195"><text:note text:id="ftn26" text:note-class="footnote"><text:note-citation>26</text:note-citation><text:note-body><text:p text:style-name="P3">Findley, Michael G., Josh Powell, Daniel Strandow, and Jeff Tanner. 2011. “The Localized Geography of<text:line-break/>Foreign Aid: A New Dataset and Application to Violent Armed Conflict.” World Development 39<text:line-break/>(11): 1995–2009. <text:s/><text:span text:style-name="T218">Data available at: </text:span>https://www.aiddata.org/data/aid-locations-during-civil-wars-south-of-the-sahara-version-1-0</text:p></text:note-body></text:note></text:span><text:span text:style-name="T195"> This dataset contains data for aid </text:span><text:soft-page-break/><text:span text:style-name="T195">project locations in South-of-Sahara nations that experienced conflict between 1989 and 2008. In order for a country to be present in this dataset it needs to have experienced at least one intra-state conflict (with at least 25 annual deaths) since the fist tracking year, 1989. </text:span><text:span text:style-name="T196">While this is the most comprehensive collection of datasets that AidData offers, it is still </text:span><text:span text:style-name="T197">suffers from problems relating to uneven coverage. </text:span><text:span text:style-name="T198">For example, while the dataset spans over a period of time of 20 years, the coverage density in the first decade is significantly lower (corresponding to 17% of the total number of tracked projects). </text:span><text:span text:style-name="T199">Moreover, not all of the 22 countries have coverage for every year.</text:span></text:p>
      <text:p text:style-name="P17"><text:span text:style-name="T199"><text:tab/></text:span><text:span text:style-name="T200">F</text:span><text:span text:style-name="T199">or </text:span><text:span text:style-name="T200">the </text:span><text:span text:style-name="T199">purposes of this study I have selected those countries that have a complete coverage </text:span><text:span text:style-name="T211">(that is, have data on projects in every year) </text:span><text:span text:style-name="T199">in the </text:span><text:span text:style-name="T211">timeframe from 1999. These countries are: Burundi, Democratic Republic of Congo, Ethiopia, Sudan and Uganda. </text:span><text:span text:style-name="T200">Completeness of data on these countries is not the only factor that lead to focusing on them in the analysis. These countries make up a logical group, as they are all located in the central Africa and share borders (i.e. every country in a group shares a border with at least one other country from the same group). </text:span><text:span text:style-name="T212">With an exception of Sudan, all countries demonstrate a somewhat similar absolute level of economic develeopment (in relative terms, there still is quite a bit of variation), with gdp per capita ranging from 285 USD in Burundi to 706</text:span><text:span text:style-name="T200"> </text:span><text:span text:style-name="T212">USD in Ethiopia in year 2016. In this regard Sudan is an outlier with 2415 USD, which is partially attributed to its richness in natural resources (mostly oil). </text:span><text:span text:style-name="T213">Moreover, with an exception of Burundi </text:span><text:span text:style-name="T214">(which is much smaller)</text:span><text:span text:style-name="T213">, the rest of the analyzed countries are comparable in their geographic size </text:span><text:span text:style-name="T215">and to a lesser degree in terms of population density</text:span><text:span text:style-name="T213">.</text:span></text:p>
      <text:p text:style-name="P20"><text:span text:style-name="T213"><text:tab/></text:span><text:span text:style-name="T201">As a measure of additional </text:span><text:span text:style-name="T209">plausibility</text:span><text:span text:style-name="T201">, I also perform the analysis on a separate dataset which pertains specifically to DRC.</text:span><text:span text:style-name="T201"><text:note text:id="ftn27" text:note-class="footnote"><text:note-citation>27</text:note-citation><text:note-body><text:p text:style-name="Footnote">AidData. 2016. DRC-AIMS_GeocodedResearchRelease_Level1_v1.3.1 geocoded dataset. Williamsburg, VA and Washington, DC: AidData. Accessed on [date]. http://aiddata.org/research-datasets.</text:p></text:note-body></text:note></text:span><text:span text:style-name="T201"> The geographical scope is thus smaller </text:span><text:span text:style-name="T204">(only one country)</text:span><text:span text:style-name="T201">, however it does cover a </text:span><text:span text:style-name="T207">larger</text:span><text:span text:style-name="T201"> period of time – from 1998 until 2014 without gaps in coverage. </text:span><text:span text:style-name="T202">It employs a different coding scheme and therefore the number of projects tracked is different from that in the previous dataset regarding DRC. </text:span><text:span text:style-name="T209">More differences between the datasets are discussed later</text:span><text:span text:style-name="T202">. </text:span><text:span text:style-name="T210">Therefore, </text:span><text:span text:style-name="T203">I included this alternative dataset for reasons </text:span><text:span text:style-name="T210">of additional </text:span><text:span text:style-name="T203">validation. </text:span><text:span text:style-name="T204">The initial assumption is that the model would perform similarly on both datasets, </text:span><text:span text:style-name="T205">as in essence they encode the </text:span><text:span text:style-name="T210">data on the </text:span><text:span text:style-name="T205">same events </text:span><text:span text:style-name="T208">albeit </text:span><text:span text:style-name="T206">in a different fashion</text:span><text:span text:style-name="T204">.</text:span></text:p>
      <text:p text:style-name="P13"/>
      <text:p text:style-name="P39"><text:span text:style-name="T216">Research design, </text:span><text:span text:style-name="T213">Estimation framework</text:span></text:p>
      <text:p text:style-name="P14"><text:tab/></text:p>
      <text:p text:style-name="P35"><text:span text:style-name="T91"><text:tab/></text:span><text:span text:style-name="T92">In order to identify the </text:span><text:span text:style-name="T93">relationship between </text:span><text:span text:style-name="T92">aid on conflict, </text:span><text:span text:style-name="T93">a first-difference estimator will be employed. Since the data for this research is inherently time-series based and thus panel, it works well with the main advantage of a first-difference estimator, which is that this approach effectively adressed the problem of ommitted varaibles when dealing with panel data. </text:span><text:span text:style-name="T94">The primary idea of this approach is that instead of regressing the values of the dependent variable on the values of the independent variable, we calculate the differences between both the values of the dependent and independent variables between every two consecutive </text:span><text:span text:style-name="T95">time periouds (e.g. years in the present case)</text:span><text:span text:style-name="T94"> and run a pooled OLS estimation for a regression of changes in the dependent variables on the changes in the independent variable.</text:span></text:p>
      <text:p text:style-name="P35"><text:span text:style-name="T94"><text:tab/></text:span><text:span text:style-name="T96">When using an ordinary regression it is very likely that the resulting model will suffer from the ommited variable bias, </text:span><text:span text:style-name="T95">as the dependent variable could be at least partially dependent on a time-invariant unobserved (and thus ommitted from the point of view of the model) variable</text:span><text:span text:style-name="T96">. </text:span><text:span text:style-name="T95">Since this ommitted variable is time-independent, when we take the difference between the observations of two consequitive years</text:span><text:span text:style-name="T96">, </text:span><text:span text:style-name="T95">the resulting </text:span><text:span text:style-name="T97">difference will be net of this </text:span><text:span text:style-name="T98">hidden factor</text:span><text:span text:style-name="T97">, since </text:span><text:span text:style-name="T98">in each observation this factor is constant and </text:span><text:span text:style-name="T97">would </text:span><text:span text:style-name="T98">thus </text:span><text:span text:style-name="T97">cancel </text:span><text:span text:style-name="T98">itself out when taking the difference</text:span><text:span text:style-name="T97">. </text:span><text:span text:style-name="T99">Such</text:span><text:span text:style-name="T93"> an approach was used in similar studies on the association of aid and conflict, for exmaple by Berman and by </text:span><text:soft-page-break/><text:span text:style-name="T93">Weezel. </text:span><text:span text:style-name="T93"><text:note text:id="ftn28" text:note-class="footnote"><text:note-citation>28</text:note-citation><text:note-body><text:p text:style-name="Footnote">Berman, E., Felter, J. H., Shapiro, J. N., &amp; Troland, E. (2013). Modest, secure, and informed: Successful development in conflict zones. American Economic Review, 103(3), 512-17.</text:p></text:note-body></text:note></text:span><text:span text:style-name="T93"> </text:span><text:span text:style-name="T93"><text:note text:id="ftn29" text:note-class="footnote"><text:note-citation>29</text:note-citation><text:note-body><text:p text:style-name="Footnote">van Weezel, S. (2016). A spatial analysis of the effect of foreign aid in conflict areas.</text:p></text:note-body></text:note></text:span></text:p>
      <text:p text:style-name="P72"><text:span text:style-name="T219"><text:tab/></text:span><text:span text:style-name="T220">Instead of using the current year aid allocations as the initial independent variable (and subsequently calculating the first-differences estimator), I chose to use aid allocation lagged by one year as the primary independent variable. </text:span><text:span text:style-name="T221">There are a couple of reasons for using the lagged variable instead of the current one. First of all, the dataset from AidData focuses on donors‘ commitments of resources, but not actual disbursements. Moreover, AidData explicitely warns users from relying too much on disbursement information as it is difficult to track and thus can be quite unreliable.</text:span><text:span text:style-name="T221"><text:note text:id="ftn30" text:note-class="footnote"><text:note-citation>30</text:note-citation><text:note-body><text:p text:style-name="Footnote">https://www.aiddata.org/pages/faqs-about-our-data</text:p></text:note-body></text:note></text:span><text:span text:style-name="T221"> It is obvious that there must be a delay between the time that a project is approved and thus the money is committed and the time that a project starts the actual implementation phase. Moreover, it is equally likely that the effects of an influx of foreign aid are not immediately evident and there must be some passage of time before an aid project can demonstrate any results (and in turn can have impact on the level of conflict in the region). Having these considerations in mind, using aid commitments lagged by one year is a valid but parital solution to the problem of the existing delay between registration and implementation of a project. </text:span><text:span text:style-name="T222">This, of course, imposes a plausible but still </text:span><text:span text:style-name="T223">not rigorous </text:span><text:span text:style-name="T222">assumption that <text:s/>there is </text:span><text:span text:style-name="T223">a </text:span><text:span text:style-name="T222">one </text:span><text:span text:style-name="T223">year delay between aid commitments and disbursements.</text:span></text:p>
      <text:p text:style-name="P73"><text:span text:style-name="T223"><text:tab/>Another reason for employing a lagged variable is to adress the possible </text:span><text:span text:style-name="T100">simultaneity bias. We want to determine whether and how an increase in aid influences the intensity of war in a region. However, since we are using data aggregated to the annual scale, and looking at aid projects and conflicts that have happened in the same year, we cannot rule out the possibility that the decision to commmit the resources to a certain project has been made using the information about the conflict. </text:span><text:span text:style-name="T101">I</text:span><text:span text:style-name="T102">t is indeed quite a plausible and reasonable assumption, </text:span><text:span text:style-name="T101">as donors are likely to decide where to commit their resources based on the level of conflict that the region currently experiences (for example, commit less money into active war zones on the fears that these resources will be plundered or vice versa, commit more resources with the hope that it will reduce the level of violence). </text:span><text:span text:style-name="T100">In </text:span><text:span text:style-name="T103">any case, this would lead us to </text:span><text:span text:style-name="T104">encounter the problem of endogeneity, </text:span><text:span text:style-name="T105">as the explanatory variable would be correlated with the error term.</text:span><text:span text:style-name="T104"> </text:span><text:span text:style-name="T105">Thus, such a situation would </text:span><text:span text:style-name="T106">compromise the </text:span><text:span text:style-name="T107">assumed </text:span><text:span text:style-name="T106">causation mechanism</text:span><text:span text:style-name="T104">. </text:span><text:span text:style-name="T103">The lagged aid variable is used also in order to adress this potentially big issue, as there is no evidence suggesting that </text:span><text:span text:style-name="T108">we are able</text:span><text:span text:style-name="T103"> </text:span><text:span text:style-name="T108">to consistently and </text:span><text:span text:style-name="T103">effectively predict the </text:span><text:span text:style-name="T108">onset and level of </text:span><text:span text:style-name="T103">conflict and </text:span><text:span text:style-name="T108">therefore we do not expect </text:span><text:span text:style-name="T103">international aid donors </text:span><text:span text:style-name="T109">to</text:span><text:span text:style-name="T108"> </text:span><text:span text:style-name="T103">make their commitments decision based on </text:span><text:span text:style-name="T108">their </text:span><text:span text:style-name="T103">predictions </text:span><text:span text:style-name="T109">of conflict in the next year</text:span><text:span text:style-name="T103">.</text:span><text:span text:style-name="T103"><text:note text:id="ftn31" text:note-class="footnote"><text:note-citation>31</text:note-citation><text:note-body><text:p text:style-name="Footnote">Ward, M. D., Greenhill, B. D., &amp; Bakke, K. M. (2010). The perils of policy by p-value: Predicting civil conflicts. Journal of Peace Research, 47(4), 363-375.</text:p></text:note-body></text:note></text:span><text:span text:style-name="T103"> Therefore, we can safely state that lagged variable does not suffer from the <text:s/></text:span><text:span text:style-name="T100">simultaneity bias </text:span><text:span text:style-name="T103">with the level of conflict in the next year. </text:span></text:p>
      <text:p text:style-name="P34"><text:span text:style-name="T100"><text:tab/>In effect, the </text:span><text:span text:style-name="T110">addition of the lagged variable attempts to cover two theoretically justififed and potentially model-compromising problems. However, by using a one-year lag, </text:span><text:span text:style-name="T100">model works under the </text:span><text:span text:style-name="T110">explicit </text:span><text:span text:style-name="T100">limitation that aid has a short-term effect on the level of conflict intensity, as it does not track a more sophisticated relationship between commitments and disbursements.</text:span></text:p>
      <text:p text:style-name="P33"><text:span text:style-name="T100"><text:tab/></text:span><text:span text:style-name="T111">The actual estimation of the model is done using the Bayesian regression approach with an uninformative prior </text:span><text:span text:style-name="T112">distribution (Normal with mean 0 and big variance)</text:span><text:span text:style-name="T111">. </text:span><text:span text:style-name="T113">Given that many previous studies came to diverging conclusions regarding the relationship between foreign aid and levels of conflict, I have opted for the Bayesian approach in order to explicitely capture the uncertainty of the estimator </text:span><text:span text:style-name="T114">and thus have a more robust model in the end</text:span><text:span text:style-name="T113">. An uninformative prior </text:span><text:span text:style-name="T112">was chosen because of similar considerations. Since </text:span><text:span text:style-name="T115">evidence suggests that there </text:span><text:span text:style-name="T112">is no definitive view on the direction that </text:span><text:span text:style-name="T113">relationship between foreign aid and conflict </text:span><text:span text:style-name="T112">takes, it is reasonable to initialilze the prior „belief“ for the coefficients in such a way as to not influence the the posterior distribution of the coefficients (this is </text:span><text:soft-page-break/><text:span text:style-name="T112">why it has mean 0, </text:span><text:span text:style-name="T116">signifying that we „expect“ it to have no significant </text:span><text:span text:style-name="T117">assosication</text:span><text:span text:style-name="T112">). Thus, the derivation of the posterior distribution will only be influenced by the information contained in the data itself and be similar to a purely maximum likelihood estimator as could be found in an OLS. Nevertheless, the advantage of the above-mentioned approach is that it allows one to immediately assess the quality of the fit of the model, and not merely rely on point estimates with confidence intervals.</text:span></text:p>
      <text:p text:style-name="P33"><text:span text:style-name="T112"><text:tab/></text:span><text:span text:style-name="T64">However, for reasons of additional validation </text:span><text:span text:style-name="T66">it may be sound</text:span><text:span text:style-name="T65"> </text:span><text:span text:style-name="T66">not to rely </text:span><text:span text:style-name="T65">on a single model specification. </text:span><text:span text:style-name="T66">Thus, </text:span><text:span text:style-name="T64">I rerun the </text:span><text:span text:style-name="T66">previously </text:span><text:span text:style-name="T64">Bayesian analyses </text:span><text:span text:style-name="T66">also </text:span><text:span text:style-name="T64">in the conventional (frequentist) framework. </text:span><text:span text:style-name="T65">As already mentioned, since the prior distribution</text:span><text:span text:style-name="T66">s</text:span><text:span text:style-name="T65"> for coefficients is chosen to be </text:span><text:span text:style-name="T66">non-informative</text:span><text:span text:style-name="T65">, the end results are expected no to differ that much between the two estimation frameworks. </text:span><text:span text:style-name="T67">Some scholarship that argues that frequentist approach to statistics is better suited for </text:span><text:span text:style-name="T68">purposes of null hypothesis falsification. </text:span><text:span text:style-name="T68"><text:note text:id="ftn32" text:note-class="footnote"><text:note-citation>32</text:note-citation><text:note-body><text:p text:style-name="P4">Mayo, D. G., &amp; Cox, D. R. (2006). Frequentist statistics as a theory of inductive inference. In Optimality (pp. 77-97). Institute of Mathematical Statistics.</text:p></text:note-body></text:note></text:span></text:p>
      <text:p text:style-name="P30"><text:span text:style-name="T112"><text:tab/></text:span><text:span text:style-name="T58">An additional indicator has been added in order to serve as a control for prior trends in the dependent variable. Thus, I included the temporal lag term - the lagged casualties - into the model. The temporal lag </text:span><text:span text:style-name="T59">of the dependent variable (variable of interest) captures prior trends and has been argued to account for temporal dynamics.</text:span><text:span text:style-name="T59"><text:note text:id="ftn33" text:note-class="footnote"><text:note-citation>33</text:note-citation><text:note-body><text:p text:style-name="Footnote">Plümper, T., &amp; Neumayer, E. (2010). Model specification in the analysis of spatial dependence. European Journal of Political Research, 49(3), 418-442.</text:p></text:note-body></text:note></text:span><text:span text:style-name="T59"> Including this control for prior trend is a sound contribution to the robustness of the model, however, it might actually come at a price, as there has been some research that suggests that including lagged dependent variables can actually </text:span><text:span text:style-name="T61">appreciably</text:span><text:span text:style-name="T59"> suppress the explanatory power of the other independent variables, </text:span><text:span text:style-name="T60">especially in social scientific context </text:span><text:span text:style-name="T61">so one has to keep this in mind</text:span><text:span text:style-name="T59">. </text:span><text:span text:style-name="T59"><text:note text:id="ftn34" text:note-class="footnote"><text:note-citation>34</text:note-citation><text:note-body><text:p text:style-name="Footnote">Achen, C. H. (2000). Why lagged dependent variables can suppress the explanatory power of other independent variables. Ann Arbor, 1001(2000), 48106-1248.</text:p></text:note-body></text:note></text:span></text:p>
      <text:p text:style-name="P31"><text:span text:style-name="T59"><text:tab/></text:span><text:span text:style-name="T69">The initial</text:span><text:span text:style-name="T59"> </text:span><text:span text:style-name="T69">goal is to establish whether there is a statistically significant association between foreign aid and the intensity of conflict on a subnational level. </text:span><text:span text:style-name="T70">In order to ascertain whether this association takes place the models </text:span><text:span text:style-name="T71">defined above </text:span><text:span text:style-name="T70">will be run on the whole dataset</text:span><text:span text:style-name="T71">s</text:span><text:span text:style-name="T70"> </text:span><text:span text:style-name="T71">(all data on 5 countries in the first and all data in the second)</text:span><text:span text:style-name="T70">.</text:span><text:span text:style-name="T69"> However, the primary goal of this study is to examine whether this relationship is subject to the actor-environment dynamics, as discussed above. For this objective one has to determine the four groups based on their adaptability and receptivity scores and test whether the </text:span><text:span text:style-name="T70">interdependence</text:span><text:span text:style-name="T69"> of foreign aid and intensity of conflict in each of these groups differ. </text:span><text:span text:style-name="T70">In order to retain the validity of this comparison, one cannot simply look at the relationship in each of the groups as they are, since the group selection was most likely not random and instead affected by the problem of endogeneity. Indeed, it is reasonable to expect that, for example, the receptivity of a local environment is not a random phenomenon but rather is influenced by the characteristics of the environment itself. </text:span><text:span text:style-name="T72">Should there be no measures undertaken to exclude this source of bias, we would not be able to assuredly say that the differences in the aid/conflict association are to be attributed to the actor-environment dynamics and not external properties we have not accounted for.</text:span></text:p>
      <text:p text:style-name="P32"><text:span text:style-name="T72"><text:tab/></text:span><text:span text:style-name="T70">Therefore, </text:span><text:span text:style-name="T72">as a means </text:span><text:span text:style-name="T73">of drawing</text:span><text:span text:style-name="T70"> a valid conclusion </text:span><text:span text:style-name="T72">about the differences between the groups</text:span><text:span text:style-name="T70">, </text:span><text:span text:style-name="T81">one hast to employ a matching technique. The goal of this approach is to find for every unit in one group a unit with most similar observable characteristics in the other groups. Thus, </text:span><text:span text:style-name="T72">units of analysis in the four groups have to be matched in such a way as to ensure that they are </text:span><text:span text:style-name="T81">balances, i.e. they are </text:span><text:span text:style-name="T72">as similar in their characteristics as possible. </text:span><text:span text:style-name="T81">Once this has been done, one can compare the effects or differences between the groups.</text:span><text:span text:style-name="T72"> </text:span><text:span text:style-name="T82">The specific matching technique used in this study is propensity score matching. </text:span><text:span text:style-name="T82"><text:note text:id="ftn35" text:note-class="footnote"><text:note-citation>35</text:note-citation><text:note-body><text:p text:style-name="Footnote">Rosenbaum, P. R., &amp; Rubin, D. B. (1983). The central role of the propensity score in observational studies for causal effects. Biometrika, 70(1), 41-55.</text:p></text:note-body></text:note></text:span></text:p>
      <text:p text:style-name="P32"><text:span text:style-name="T72"><text:tab/>In order to effectively perform this matching procedure one has to have the data on the </text:span><text:soft-page-break/><text:span text:style-name="T81">observable characteristics (</text:span><text:span text:style-name="T72">covariates</text:span><text:span text:style-name="T81">)</text:span><text:span text:style-name="T72"> that are pertinent to the context of the question at hand. Consequently, I include data on the total population of each administrative district, as </text:span><text:span text:style-name="T74">local population size</text:span><text:span text:style-name="T72"> has been found to </text:span><text:span text:style-name="T74">correlate with conflict intensity.</text:span><text:span text:style-name="T74"><text:note text:id="ftn36" text:note-class="footnote"><text:note-citation>36</text:note-citation><text:note-body><text:p text:style-name="Footnote">Raleigh, C., &amp; Hegre, H. (2009). Population size, concentration, and civil war. A geographically disaggregated analysis. Political geography, 28(4), 224-238.</text:p></text:note-body></text:note></text:span><text:span text:style-name="T74"> </text:span><text:span text:style-name="T74"><text:note text:id="ftn37" text:note-class="footnote"><text:note-citation>37</text:note-citation><text:note-body><text:p text:style-name="Footnote">Hegre, H., &amp; Sambanis, N. (2006). Sensitivity analysis of empirical results on civil war onset. Journal of conflict resolution, 50(4), 508-535.</text:p></text:note-body></text:note></text:span><text:span text:style-name="T76">In addition to the total amount of population in a district, a district’s population density is also included in the list of covariates used for matching, </text:span><text:span text:style-name="T77">as this information can also play a role in predicting the onset and intensity of conflicts</text:span><text:span text:style-name="T76">.</text:span><text:span text:style-name="T76"><text:note text:id="ftn38" text:note-class="footnote"><text:note-citation>38</text:note-citation><text:note-body><text:p text:style-name="Footnote">Turchin, P., &amp; Korotayev, A. (2006). Population dynamics and internal warfare: a reconsideration. Social Evolution and History, 5(2), 112-147.</text:p></text:note-body></text:note></text:span><text:span text:style-name="T76"> </text:span><text:span text:style-name="T74">Another important indicator is local level of development, usually measure by GDP per capita. Unfortunately, there is no reliable data for subnational (on the level of administrative districts) income or GDP for the countries in question here. Therefore, one has to utilize a proxy variable of night light intensity, which has been found to be a reliable indicator of economic activity, </text:span><text:span text:style-name="T76">which is especially valuable for countires where there is no such data avaialbe, such as Sub Saharan African regions</text:span><text:span text:style-name="T74">. </text:span><text:span text:style-name="T75"><text:note text:id="ftn39" text:note-class="footnote"><text:note-citation>39</text:note-citation><text:note-body><text:p text:style-name="Footnote">Mellander, C., Lobo, J., Stolarick, K., &amp; Matheson, Z. (2015). Night-time light data: A good proxy measure for economic activity?. PloS one, 10(10), e0139779.</text:p></text:note-body></text:note></text:span><text:span text:style-name="T75"> </text:span><text:span text:style-name="T75"><text:note text:id="ftn40" text:note-class="footnote"><text:note-citation>40</text:note-citation><text:note-body><text:p text:style-name="Footnote">Henderson, J. V., Storeygard, A., &amp; Weil, D. N. (2012). Measuring economic growth from outer space. American economic review, 102(2), 994-1028.</text:p></text:note-body></text:note></text:span><text:span text:style-name="T75"> </text:span><text:span text:style-name="T75"><text:note text:id="ftn41" text:note-class="footnote"><text:note-citation>41</text:note-citation><text:note-body><text:p text:style-name="Footnote">Doll, C. N., Muller, J. P., &amp; Morley, J. G. (2006). Mapping regional economic activity from night-time light satellite imagery. Ecological Economics, 57(1), 75-92.</text:p></text:note-body></text:note></text:span><text:span text:style-name="T75"> </text:span><text:span text:style-name="T79">A number of </text:span><text:span text:style-name="T78">previous studies </text:span><text:span text:style-name="T79">have linked some</text:span><text:span text:style-name="T78"> of the lootable resources to </text:span><text:span text:style-name="T80">civil wars and </text:span><text:span text:style-name="T78">conflict</text:span><text:span text:style-name="T80">s</text:span><text:span text:style-name="T78">. </text:span><text:span text:style-name="T78"><text:note text:id="ftn42" text:note-class="footnote"><text:note-citation>42</text:note-citation><text:note-body><text:p text:style-name="Footnote">Ross, M. (2006). A closer look at oil, diamonds, and civil war. Annu. Rev. Polit. Sci., 9, 265-300.</text:p></text:note-body></text:note></text:span><text:span text:style-name="T78"> </text:span><text:span text:style-name="T78"><text:note text:id="ftn43" text:note-class="footnote"><text:note-citation>43</text:note-citation><text:note-body><text:p text:style-name="Footnote">Lujala, P., Gleditsch, N. P., &amp; Gilmore, E. (2005). A diamond curse? Civil war and a lootable resource. Journal of Conflict Resolution, 49(4), 538-562.</text:p></text:note-body></text:note></text:span><text:span text:style-name="T78"> Thus, the last variable in the set of matching covariates </text:span><text:span text:style-name="T81">encodes the </text:span><text:span text:style-name="T78">presence </text:span><text:span text:style-name="T81">or absence </text:span><text:span text:style-name="T78">of diamonds and oil in an administrative district.</text:span></text:p>
      <text:p text:style-name="P30"><text:span text:style-name="T59"><text:tab/></text:span><text:span text:style-name="T56">The final model </text:span><text:span text:style-name="T57">thus specifies the regression of the changes in the amount of casualties </text:span><text:span text:style-name="T58">(wounded and killed in combat) </text:span><text:span text:style-name="T57">on the changes in the </text:span><text:span text:style-name="T58">lagged </text:span><text:span text:style-name="T57">amount of committed resources </text:span><text:span text:style-name="T58">for every unit of analysis – year/ADM1 combination</text:span><text:span text:style-name="T57">. </text:span><text:span text:style-name="T62">The values of both independent and dependent variables have been log transformed in order to </text:span><text:span text:style-name="T63">take care of the skewness of the data</text:span><text:span text:style-name="T62">. </text:span><text:span text:style-name="T63">Moreover, all variables have been standardized, that is transformed in a way so they have zero mean and standard deviation of one. This has been done in order to facilitate comparison between the coefficients.</text:span></text:p>
      <text:p text:style-name="P15"><text:tab/></text:p>
      <text:p text:style-name="P47"><text:span text:style-name="T141">D</text:span><text:span text:style-name="T119">escriptive statistics of the database</text:span></text:p>
      <text:p text:style-name="P29"><text:span text:style-name="T119"><text:tab/></text:span><text:span text:style-name="T123">The primary aid dataset consists of a collection of projects on 5 different countries. Table 2 presents the descriptive statistics about the projects for each country.</text:span></text:p>
      <text:p text:style-name="P28"><text:span text:style-name="T150"><text:tab/>Figure __</text:span><text:span text:style-name="T142"> demonstrates the actual geographical distribution of the aid projects as well as conflict events. </text:span><text:span text:style-name="T143">One can notice that there does not appear to be a distinguished pattern of collocation between the aid projects and conflict events. </text:span><text:span text:style-name="T121">One can immediately see that there are patterns of conflict clustering, such as the Nord Kivu and Sud Kivu regions in DRC. At the same time, there does not seem to be an apparent clustering of aid projects apart from a moderate aggregation around the capitals of the countries. </text:span></text:p>
      <text:p text:style-name="P27"><text:span text:style-name="T143"><text:tab/>In order to obtain a more quantified overview of the clustering of the two data types, I employ a strategy similar to the one used by Weezel </text:span><text:span text:style-name="T143"><text:note text:id="ftn44" text:note-class="footnote"><text:note-citation>44</text:note-citation><text:note-body><text:p text:style-name="Footnote">van Weezel, S. (2016). A spatial analysis of the effect of foreign aid in conflict areas.</text:p></text:note-body></text:note></text:span><text:span text:style-name="T143"> and look at the nearest neigbour distance for the observations. The idea behind this measure is to calculate for each project the distance between itself and the nearest conflict event that has happened in the next year (since we are working with the lagged aid variable). </text:span><text:span text:style-name="T120">You can see the results in </text:span><text:span text:style-name="T149">TABLE 2, and </text:span><text:span text:style-name="T148">figures (here a figure for each country)</text:span><text:span text:style-name="T120">. We can see that the average distance is actually pretty large for every country, if accounted for its size. </text:span><text:soft-page-break/><text:span text:style-name="T124">However, the average measure is very likely to be affected by extreme outliers and this is why it might make more sense to work with the median nearest neighbor distance. In fact, when looking at the median values one immediately sees that they are rather small and thus convey quite a different message then the averages, even if taking the size of the respective country into account. </text:span><text:span text:style-name="T121">This preliminary finding does suggest </text:span><text:span text:style-name="T124">that there might be a ground for </text:span><text:span text:style-name="T121">interdependence </text:span><text:span text:style-name="T122">between aid and conflict, as we would expect the distances to be </text:span><text:span text:style-name="T124">quite </text:span><text:span text:style-name="T122">close </text:span><text:span text:style-name="T124">should aid projects and conflict events be somehow connected</text:span><text:span text:style-name="T122">.</text:span></text:p>
      <text:p text:style-name="P11"/>
      <table:table table:name="Table2" table:style-name="Table2">
        <table:table-column table:style-name="Table2.A" table:number-columns-repeated="3"/>
        <table:table-column table:style-name="Table2.D"/>
        <table:table-row>
          <table:table-cell table:style-name="Table2.A1" office:value-type="string">
            <text:p text:style-name="P80"/>
          </table:table-cell>
          <table:table-cell table:style-name="Table2.A1" office:value-type="string">
            <text:p text:style-name="P80">N of projects</text:p>
          </table:table-cell>
          <table:table-cell table:style-name="Table2.A1" office:value-type="string">
            <text:p text:style-name="P81">Average NN distance</text:p>
          </table:table-cell>
          <table:table-cell table:style-name="Table2.D1" office:value-type="string">
            <text:p text:style-name="P82">Median NN distance</text:p>
          </table:table-cell>
        </table:table-row>
        <table:table-row>
          <table:table-cell table:style-name="Table2.A2" office:value-type="string">
            <text:p text:style-name="P80">DRC</text:p>
          </table:table-cell>
          <table:table-cell table:style-name="Table2.A2" office:value-type="string">
            <text:p text:style-name="P80">2543</text:p>
          </table:table-cell>
          <table:table-cell table:style-name="Table2.A2" office:value-type="string">
            <text:p text:style-name="P81">205</text:p>
          </table:table-cell>
          <table:table-cell table:style-name="Table2.D2" office:value-type="string">
            <text:p text:style-name="P82">91</text:p>
          </table:table-cell>
        </table:table-row>
        <table:table-row>
          <table:table-cell table:style-name="Table2.A2" office:value-type="string">
            <text:p text:style-name="P80">Uganda</text:p>
          </table:table-cell>
          <table:table-cell table:style-name="Table2.A2" office:value-type="string">
            <text:p text:style-name="P80">3846</text:p>
          </table:table-cell>
          <table:table-cell table:style-name="Table2.A2" office:value-type="string">
            <text:p text:style-name="P81">81</text:p>
          </table:table-cell>
          <table:table-cell table:style-name="Table2.D2" office:value-type="string">
            <text:p text:style-name="P82">66</text:p>
          </table:table-cell>
        </table:table-row>
        <table:table-row>
          <table:table-cell table:style-name="Table2.A2" office:value-type="string">
            <text:p text:style-name="P80">Ethiopia</text:p>
          </table:table-cell>
          <table:table-cell table:style-name="Table2.A2" office:value-type="string">
            <text:p text:style-name="P80">2701</text:p>
          </table:table-cell>
          <table:table-cell table:style-name="Table2.A2" office:value-type="string">
            <text:p text:style-name="P81">149</text:p>
          </table:table-cell>
          <table:table-cell table:style-name="Table2.D2" office:value-type="string">
            <text:p text:style-name="P82">91</text:p>
          </table:table-cell>
        </table:table-row>
        <table:table-row>
          <table:table-cell table:style-name="Table2.A2" office:value-type="string">
            <text:p text:style-name="P80">Sudan</text:p>
          </table:table-cell>
          <table:table-cell table:style-name="Table2.A2" office:value-type="string">
            <text:p text:style-name="P80">2975</text:p>
          </table:table-cell>
          <table:table-cell table:style-name="Table2.A2" office:value-type="string">
            <text:p text:style-name="P81">197</text:p>
          </table:table-cell>
          <table:table-cell table:style-name="Table2.D2" office:value-type="string">
            <text:p text:style-name="P82">55</text:p>
          </table:table-cell>
        </table:table-row>
        <table:table-row>
          <table:table-cell table:style-name="Table2.A2" office:value-type="string">
            <text:p text:style-name="P80">Burundi</text:p>
          </table:table-cell>
          <table:table-cell table:style-name="Table2.A2" office:value-type="string">
            <text:p text:style-name="P80">591</text:p>
          </table:table-cell>
          <table:table-cell table:style-name="Table2.A2" office:value-type="string">
            <text:p text:style-name="P81">15</text:p>
          </table:table-cell>
          <table:table-cell table:style-name="Table2.D2" office:value-type="string">
            <text:p text:style-name="P82">2</text:p>
          </table:table-cell>
        </table:table-row>
      </table:table>
      <text:p text:style-name="P77"><text:span text:style-name="T122">Table </text:span><text:span text:style-name="T122"><text:sequence text:ref-name="refTable1" text:name="Table" text:formula="ooow:Table+1" style:num-format="1">2</text:sequence></text:span></text:p>
      <text:p text:style-name="P16"><text:tab/><text:span text:style-name="T224">As previously mentioned, I have included into the analysis another dataset, which has a different coding scheme and pertains to DRC only. In this dataset there are 1515 tracked projects spanning from 1999 to 2014. The average nearest neighbor distance in this dataset is 272 km while the median is 156 km. Overall, the descriptive statistics for this dataset are quite different to those of the primary dataset for DRC. First of all, the number of tracked projects is much smaller in the alternative source. Second finding is that the nearest neighbor distances are much higher. One explanation would be that due to a different coding scheme there is not a one-to-one correspondence between the projects in two datasets. Perhaps the stark difference in the number of projects between the two datasets could be explained by the fact that some projects were clustered together or some were discarded as they no longer fell under the necessary conditions for being included.</text:span></text:p>
      <text:p text:style-name="P16"/>
      <text:p text:style-name="P48"><text:span text:style-name="T141">R</text:span><text:span text:style-name="T119">esults</text:span></text:p>
      <text:p text:style-name="P22"/>
      <text:p text:style-name="P23"><text:span text:style-name="T119"><text:tab/></text:span><text:span text:style-name="T125">The first objective of this study is to establish whether there is an association between </text:span><text:span text:style-name="T126">foreign aid influx and intensity of conflict. </text:span><text:span text:style-name="T135">Therefore, the first model is run on the whole dataset – all 5 analyzed countries together. </text:span><text:span text:style-name="T127">As previously mentioned, the variables have been standardized therefore the coefficients are to be interpreted as the effect created by increasing the value of the dependent variable from lower to higher and not necessarily as that of increasing the value by one absolute unit.</text:span></text:p>
      <text:p text:style-name="P24"><text:span text:style-name="T127"><text:tab/></text:span><text:span text:style-name="T128">Table 3 demonstrates the coefficient</text:span><text:span text:style-name="T129">s</text:span><text:span text:style-name="T128"> estimated by a Bayesian regression </text:span><text:span text:style-name="T129">of the discussed model</text:span><text:span text:style-name="T128">. </text:span><text:span text:style-name="T129">The immediate finding is that </text:span><text:span text:style-name="T130">the lagged dependent variable, i.e. the lagged amount of casualties, is has a strong and significant effect on the dependent variable. You can see that the 95% credibility interval does not go over 0, which means that the probability of this coefficient not being zero approaches 1. In terms of frequentist inference, this corresponds to the case of a very highly significant coefficient. </text:span><text:span text:style-name="T131">At the same time, one has to notice that no such clear conclusion can be made about the coefficient of the foreign aid term. In fact, the 95% credibility interval spans over 0 and therefore we cannot confidently state which sign does the coefficient take. </text:span><text:span text:style-name="T132">Therefore one has to conclude that the effect is not statistically significant.</text:span></text:p>
      <text:p text:style-name="P24"><text:span text:style-name="T131"><text:tab/>This is where the Bayesian inference provides some advantages </text:span><text:span text:style-name="T133">over the conventional approach </text:span><text:soft-page-break/><text:span text:style-name="T131">as we can look at the posterior distribution of the coefficients and </text:span><text:span text:style-name="T133">in this way</text:span><text:span text:style-name="T131"> directly analyze the degree of uncertainty </text:span><text:span text:style-name="T132">about a coefficient. Figure __ demonstrates the plot of the posterior distribution of the coefficient pertaining to the foreign aid. We see that the distribution is more or less centered around the mean of 0. </text:span><text:span text:style-name="T134">This means that our model shows that the probability of the effect taking a positive sign is more or less equal to its probability of taking a negative sign.</text:span></text:p>
      <text:p text:style-name="P25"><text:span text:style-name="T134"><text:tab/></text:span><text:span text:style-name="T135">Comparing these results with the OLS regression of the same specification </text:span><text:span text:style-name="T139">(see apendix for the table with coefficients)</text:span><text:span text:style-name="T135">, we obtain very similar results. The term relating to the </text:span><text:span text:style-name="T130">lagged dependent variable </text:span><text:span text:style-name="T135">is profound and very significant, with the corresponding p-value being less than 0.001. On the other hand, the term relating to foreign aid does not show a statistical significance even on a much more lax 0.10 level. </text:span><text:span text:style-name="T140">This correspondence is in line with the initial expectation set by the specification of the Bayesian regression. Recall that the prior distribution for the regression parameters was chosen to be non-informative (non-influencing) and therefore all of the changes in posterior have taken place solely because of the information encoded in the data. This is, of course, also the case in the OLS regression, and since both models share the same likelihood function the results were expected to be very similar. </text:span></text:p>
      <text:p text:style-name="P26"><text:span text:style-name="T135"><text:tab/></text:span><text:span text:style-name="T136">Judging from the </text:span><text:span text:style-name="T137">converging</text:span><text:span text:style-name="T136"> results of the two models</text:span><text:span text:style-name="T135">, we must conclude that at the most aggregate level </text:span><text:span text:style-name="T136">(using data from all 5 countries in the models)</text:span><text:span text:style-name="T135"> there seems to be no statistically significant association between foreign aid and level of conflict. </text:span><text:span text:style-name="T136">On the other hand, previous year casualties are indisputably a significant predictor for the outcome variable, i.e. current year casualties. Moving from low to high levels of intensity in the lagged casualties is associated with an increase in the current level of intensity. </text:span><text:span text:style-name="T138">This finding is in agreement with some scholarship on the topic. For example, Collier argues that Africa has been experiencing a rising trend in conflict prevalence, which suggests that an increase in the conflict intensity in the previous years would be associated with an increase in the </text:span><text:span text:style-name="T140">number of casualties in the </text:span><text:span text:style-name="T138">latter years. </text:span><text:span text:style-name="T138"><text:note text:id="ftn45" text:note-class="footnote"><text:note-citation>45</text:note-citation><text:note-body><text:p text:style-name="Footnote">Collier, P., &amp; Hoeffler, A. (2002). On the incidence of civil war in Africa. Journal of conflict resolution, 46(1), 13-28.</text:p></text:note-body></text:note></text:span></text:p>
      <text:p text:style-name="P26"><text:span text:style-name="T138"><text:tab/></text:span><text:span text:style-name="T140">The second and primary goal of this study was to find out whether the association between aid and level of conflict is dependent on the peculiarities of the characteristics of the aid donors and local environments in which the aid projects take place. </text:span><text:span text:style-name="T144">Having matched the units of analysis (year/region pairs) with the help of the covariates that have been previously found to be relevant for predicting the level of conflict in a region, </text:span><text:span text:style-name="T145">the four balanced groups have been created, each distinguished by a unique score on the adaptability and receptivity measure (possible values are high and low)</text:span><text:span text:style-name="T144">. </text:span><text:span text:style-name="T145">Then, in each of these groups a model with the same specification has been run in order to establish the sign and the magnitude of the associate between foreign aid and the level of conflict. Quite expectedly, the results mirror those from the above-mentioned model with full data. In each of the four groups, no statistically significant association between the depen</text:span><text:span text:style-name="T146">dent and independent variables has been found. However, also identically to the full model, the lagged dependent variable has proven to be a </text:span><text:span text:style-name="T147">very certain and quite strong predictor of the current dependent variable.</text:span></text:p>
      <text:p text:style-name="P85"><text:tab/>Translating the adaptability and receptivity indices calculation and subsequent case selection into four groups onto the alternative dataset, we come to the same conclusions, i.e. no significant association between aid and conflict in any of the groups, while the lagged dependent variable proves to be a very strong predictor for the level of conflict in the current year.</text:p>
      <text:p text:style-name="P12"/>
      <text:p text:style-name="P49"><text:span text:style-name="T135">D</text:span><text:span text:style-name="T119">iscussion</text:span></text:p>
      <text:p text:style-name="P50"><text:span text:style-name="T119"><text:tab/></text:span><text:span text:style-name="T11">The current study presents a contribution to the literature on the relationship between foreign aid and conflict intensity on the subnational level in across five different African countries. </text:span><text:span text:style-name="T83">In contrast to many other studies with the same subject, disaggregating data to the subnational level allows one to retain all the information on the subnational variance of both aid and conflict, which is of course lost when working with country-level data. However, the main distinguishing point </text:span><text:span text:style-name="T84">of the current study </text:span><text:soft-page-break/><text:span text:style-name="T84">from the similar ones </text:span><text:span text:style-name="T83">is that I attempt to model the relationship between aid and conflict in a region not only in and of itself but rather </text:span><text:span text:style-name="T84">as a function of the characteristics of the aid donors and the local environments in which the aid projects actually take place. The initial hypothesis was that depending on the measure of donor adaptability and local environment’s receptivity, the sign and the magnitude of the relationship will be different. </text:span></text:p>
      <text:p text:style-name="P51"><text:span text:style-name="T84"><text:tab/>The spatial analysis of the aid projects and conflict events has shown that they are quite geographically clustered. Therefore, it fulfilled the necessary condition and spoke in favor of a significant relationship. However, </text:span><text:span text:style-name="T85">the conducted analyses demonstrate that there is no statistically significant relationship between these two variables. First of all, there seems to be no association between conflict and aid when takin into account all the data at hand (all 5 countries). Moreover, looking at every single country detached, we find no relationship too.</text:span></text:p>
      <text:p text:style-name="P52"><text:span text:style-name="T86"><text:tab/>One strong and statistically significant </text:span><text:span text:style-name="T87">predictor for the dependent variable was found to be the lagged dependent variable (i.e. the number of casualties in the previous year). According to this coefficient, a higher level of conflict in the previous year is associated with a higher level of conflict in the current year. The lagged dependent variable was statistically significant </text:span><text:span text:style-name="T88">both in the general model (using all data at once) as well as in the models disaggregated by donors’ adaptability/environments' receptivity scores. <text:s/>Moreover, the same holds true </text:span><text:span text:style-name="T89">again for the alternative dataset </text:span><text:span text:style-name="T90">of DRC aid projects</text:span><text:span text:style-name="T89">.</text:span></text:p>
      <text:p text:style-name="P52"><text:span text:style-name="T89"><text:tab/></text:span><text:span text:style-name="T118">Most importantly, the primary hypothesis of this study, which attempted to link the expected differences relationship between foreign aid and the level of conflict to the characteristics of donors and local environment, has been refuted. We have found no statistically significant relationships between the independent and the dependent variables in any of the four groups, and therefore we cannot make any claims towards the differences in this relationship between any of the fours groups. Thus </text:span><text:span text:style-name="T85">the distinguishing hypothesis of this study has also been refuted on the basis of the data – the four groups created by separating the projects by donors’ adaptability and local environment’s receptivity measures do not demonstrate significant associations between aid and conflict and thus we cannot </text:span><text:span text:style-name="T86">differentiate between them as originally planned.</text:span></text:p>
      <text:p text:style-name="P52"><text:span text:style-name="T118"><text:tab/>Furthermore</text:span><text:span text:style-name="T86">, after running the same models on </text:span><text:span text:style-name="T89">the</text:span><text:span text:style-name="T86"> separate and differently coded dataset </text:span><text:span text:style-name="T89">(recall that it only encodes aid projects in DRC, but on a larger timescale) </text:span><text:span text:style-name="T86">as a measure of additional validation, the results are quite similar. Here too we cannot establish a statistically significant association between aid and conflict neither on the global level nor disaggregated in the four groups by the adaptability/receptivity measure.</text:span></text:p>
      <text:p text:style-name="P86"><text:tab/>The findings of this study stand somewhat in contrast to many other studies on the same subject, which have found some significant relationships between aid and conflict. However, one should keep in mind that the results of the previous scholarship have often been quite ambiguous in the sense many studies have come to opposite conclusions. Some studies have found a positive link (increasing aid resource influx would lead to an increase in the level of conflict) while others have concluded that the relationship takes on a negative sign, which would correspond to the stated intended effect of the foreign aid. Perhaps the lack of significant results in this particular case is not an anomaly but rather another manifestation of the apparent uncertainty that surrounds this scholarly subject.</text:p>
      <text:p text:style-name="P76">APPENDIX</text:p>
      <text:p text:style-name="P71"/>
      <text:p text:style-name="P71"/>
      <text:p text:style-name="P75">References</text:p>
      <text:p text:style-name="P74"/>
      <text:p text:style-name="P53">Introduction – the effects are sometimes mixed</text:p>
      <text:p text:style-name="P53"><text:tab/>what are the main established causal mechanisms</text:p>
      <text:p text:style-name="P53"/>
      <text:p text:style-name="P65">The question of <text:span text:style-name="T3">fungible </text:span>aid</text:p>
      <text:p text:style-name="P53"/>
      <text:p text:style-name="P53">Why it is important to work on ADM1 level and not country level</text:p>
      <text:p text:style-name="P53"/>
      <text:p text:style-name="P53">Justification for our indices</text:p>
      <text:p text:style-name="P53"/>
      <text:p text:style-name="P53">Results</text:p>
      <text:p text:style-name="P53"/>
      <text:p text:style-name="P53">Dicussion</text:p>
      <text:p text:style-name="P53"/>
      <text:p text:style-name="P53"/>
      <text:p text:style-name="P70">ANALYSIS</text:p>
      <text:p text:style-name="P70"/>
      <text:p text:style-name="P70"><text:tab/>COUPLE OF WORDS ABOUT DATASETS (SOURCE, COLLECTION, ETC.)</text:p>
      <text:p text:style-name="P70"><text:tab/></text:p>
      <text:p text:style-name="P70"><text:tab/>WHAT TOOLS ARE USED</text:p>
      <text:p text:style-name="P70"/>
      <text:p text:style-name="P70"><text:tab/>PECULIARITIES OF THE DATA</text:p>
      <text:p text:style-name="P70"/>
      <text:p text:style-name="P70"><text:tab/>DECISION OF CO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HTML" style:page-layout-name="Mpm3"/>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2H21M6S</meta:editing-duration>
    <meta:editing-cycles>150</meta:editing-cycles>
    <meta:generator>LibreOffice/5.1.4.2$MacOSX_X86_64 LibreOffice_project/f99d75f39f1c57ebdd7ffc5f42867c12031db97a</meta:generator>
    <dc:date>2018-08-10T22:46:08.762488000</dc:date>
    <meta:document-statistic meta:table-count="2" meta:image-count="0" meta:object-count="0" meta:page-count="18" meta:paragraph-count="180" meta:word-count="10044" meta:character-count="63991" meta:non-whitespace-character-count="54017"/>
    <meta:user-defined meta:name="Info 1"/>
    <meta:user-defined meta:name="Info 2"/>
    <meta:user-defined meta:name="Info 3"/>
    <meta:user-defined meta:name="Info 4"/>
  </office:meta>
</office:document-meta>
</file>